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b117a1" officeooo:paragraph-rsid="006eb7ae"/>
    </style:style>
    <style:style style:name="P2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29" style:family="paragraph" style:parent-style-name="Heading_20_3">
      <style:paragraph-properties fo:break-before="page"/>
    </style:style>
    <style:style style:name="P30" style:family="paragraph" style:parent-style-name="Pseudocode">
      <style:text-properties officeooo:paragraph-rsid="01966163"/>
    </style:style>
    <style:style style:name="P31" style:family="paragraph" style:parent-style-name="Pseudocode">
      <style:text-properties officeooo:paragraph-rsid="01b8fe08"/>
    </style:style>
    <style:style style:name="P32" style:family="paragraph" style:parent-style-name="Pseudocode">
      <style:text-properties officeooo:rsid="01e265f1" officeooo:paragraph-rsid="01e265f1"/>
    </style:style>
    <style:style style:name="P33" style:family="paragraph" style:parent-style-name="Pseudocode">
      <style:text-properties officeooo:rsid="01e265f1" officeooo:paragraph-rsid="01eb142b"/>
    </style:style>
    <style:style style:name="P34" style:family="paragraph" style:parent-style-name="Pseudocode">
      <style:text-properties officeooo:rsid="01e47ce3" officeooo:paragraph-rsid="01e47ce3"/>
    </style:style>
    <style:style style:name="P35" style:family="paragraph" style:parent-style-name="Pseudocode">
      <style:text-properties fo:color="#72bf44" officeooo:rsid="01dce6b5" officeooo:paragraph-rsid="01dce6b5"/>
    </style:style>
    <style:style style:name="P36" style:family="paragraph" style:parent-style-name="Pseudocode">
      <style:text-properties fo:color="#72bf44" officeooo:rsid="01e265f1" officeooo:paragraph-rsid="01e265f1"/>
    </style:style>
    <style:style style:name="P37" style:family="paragraph" style:parent-style-name="Standard">
      <style:text-properties officeooo:paragraph-rsid="01b3a2d9"/>
    </style:style>
    <style:style style:name="P38" style:family="paragraph" style:parent-style-name="Standard">
      <style:text-properties officeooo:paragraph-rsid="01b8fe08"/>
    </style:style>
    <style:style style:name="P39" style:family="paragraph" style:parent-style-name="Standard">
      <style:text-properties officeooo:paragraph-rsid="01c22fc8"/>
    </style:style>
    <style:style style:name="P40" style:family="paragraph" style:parent-style-name="Heading_20_1">
      <style:text-properties officeooo:rsid="000b888d" officeooo:paragraph-rsid="000b888d"/>
    </style:style>
    <style:style style:name="P41" style:family="paragraph" style:parent-style-name="Heading_20_1" style:list-style-name="">
      <style:text-properties officeooo:rsid="017c09b0" officeooo:paragraph-rsid="017c09b0"/>
    </style:style>
    <style:style style:name="P42" style:family="paragraph" style:parent-style-name="Heading_20_1">
      <style:paragraph-properties fo:break-before="page"/>
    </style:style>
    <style:style style:name="P43" style:family="paragraph" style:parent-style-name="Heading_20_1" style:master-page-name="Landscape">
      <style:paragraph-properties style:page-number="auto"/>
    </style:style>
    <style:style style:name="P44" style:family="paragraph" style:parent-style-name="Heading_20_1" style:list-style-name="" style:master-page-name="Standard">
      <style:paragraph-properties style:page-number="auto"/>
      <style:text-properties officeooo:rsid="000ca87d" officeooo:paragraph-rsid="000ca87d"/>
    </style:style>
    <style:style style:name="P45" style:family="paragraph" style:parent-style-name="Text_20_body" style:list-style-name="">
      <style:text-properties officeooo:rsid="000ca87d" officeooo:paragraph-rsid="000ca87d"/>
    </style:style>
    <style:style style:name="P46" style:family="paragraph" style:parent-style-name="Text_20_body" style:list-style-name="">
      <style:text-properties style:font-name="Liberation Sans" officeooo:rsid="000ca87d" officeooo:paragraph-rsid="000ca87d"/>
    </style:style>
    <style:style style:name="P47" style:family="paragraph" style:parent-style-name="Text_20_body" style:list-style-name="L4">
      <style:text-properties officeooo:paragraph-rsid="0130ff55"/>
    </style:style>
    <style:style style:name="P48" style:family="paragraph" style:parent-style-name="Text_20_body" style:list-style-name="L4">
      <style:text-properties officeooo:rsid="0130ff55" officeooo:paragraph-rsid="0130ff55"/>
    </style:style>
    <style:style style:name="P49" style:family="paragraph" style:parent-style-name="Text_20_body" style:list-style-name="L5">
      <style:text-properties officeooo:rsid="0135e2ae" officeooo:paragraph-rsid="0135e2ae"/>
    </style:style>
    <style:style style:name="P50" style:family="paragraph" style:parent-style-name="Text_20_body" style:list-style-name="L5">
      <style:text-properties officeooo:rsid="0137babd" officeooo:paragraph-rsid="0137babd"/>
    </style:style>
    <style:style style:name="P51" style:family="paragraph" style:parent-style-name="Text_20_body">
      <style:text-properties officeooo:rsid="0146e4b9" officeooo:paragraph-rsid="0146e4b9"/>
    </style:style>
    <style:style style:name="P52" style:family="paragraph" style:parent-style-name="Text_20_body">
      <style:text-properties fo:font-style="italic" officeooo:rsid="017c09b0" officeooo:paragraph-rsid="017c09b0" style:font-style-asian="italic" style:font-style-complex="italic"/>
    </style:style>
    <style:style style:name="P53" style:family="paragraph" style:parent-style-name="Text_20_body">
      <style:text-properties officeooo:rsid="018844cb" officeooo:paragraph-rsid="018844cb"/>
    </style:style>
    <style:style style:name="P54" style:family="paragraph" style:parent-style-name="Text_20_body">
      <style:text-properties officeooo:rsid="018b1cba" officeooo:paragraph-rsid="018b1cba"/>
    </style:style>
    <style:style style:name="P55" style:family="paragraph" style:parent-style-name="Text_20_body">
      <style:text-properties officeooo:rsid="018d67ae" officeooo:paragraph-rsid="018d67ae"/>
    </style:style>
    <style:style style:name="P56" style:family="paragraph" style:parent-style-name="Text_20_body" style:list-style-name="L6">
      <style:text-properties officeooo:rsid="018d67ae" officeooo:paragraph-rsid="018d67ae"/>
    </style:style>
    <style:style style:name="P57" style:family="paragraph" style:parent-style-name="Text_20_body">
      <style:text-properties officeooo:rsid="01927a49" officeooo:paragraph-rsid="01927a49"/>
    </style:style>
    <style:style style:name="P58" style:family="paragraph" style:parent-style-name="Text_20_body">
      <style:text-properties officeooo:rsid="0194aee7" officeooo:paragraph-rsid="0194aee7"/>
    </style:style>
    <style:style style:name="P59" style:family="paragraph" style:parent-style-name="Text_20_body">
      <style:text-properties officeooo:paragraph-rsid="0194aee7"/>
    </style:style>
    <style:style style:name="P60" style:family="paragraph" style:parent-style-name="Text_20_body">
      <style:text-properties officeooo:rsid="0196370c" officeooo:paragraph-rsid="0196370c"/>
    </style:style>
    <style:style style:name="P61" style:family="paragraph" style:parent-style-name="Text_20_body">
      <style:text-properties officeooo:paragraph-rsid="01cd2738"/>
    </style:style>
    <style:style style:name="P62" style:family="paragraph" style:parent-style-name="Text_20_body">
      <style:text-properties officeooo:rsid="01dce6b5" officeooo:paragraph-rsid="01dce6b5"/>
    </style:style>
    <style:style style:name="P63" style:family="paragraph" style:parent-style-name="Text_20_body" style:list-style-name="L3"/>
    <style:style style:name="P64" style:family="paragraph" style:parent-style-name="Text_20_body">
      <style:text-properties officeooo:rsid="01f79151" officeooo:paragraph-rsid="01f79151"/>
    </style:style>
    <style:style style:name="P65" style:family="paragraph" style:parent-style-name="Text_20_body">
      <style:text-properties officeooo:rsid="01f817d2" officeooo:paragraph-rsid="01f817d2"/>
    </style:style>
    <style:style style:name="P66" style:family="paragraph" style:parent-style-name="Text_20_body">
      <style:text-properties officeooo:rsid="020db486" officeooo:paragraph-rsid="020db486"/>
    </style:style>
    <style:style style:name="P67" style:family="paragraph" style:parent-style-name="Text_20_body" style:list-style-name="L1">
      <style:paragraph-properties style:writing-mode="lr-tb"/>
      <style:text-properties officeooo:rsid="0033e8c6" officeooo:paragraph-rsid="001ec79b"/>
    </style:style>
    <style:style style:name="P68" style:family="paragraph" style:parent-style-name="Text_20_body" style:list-style-name="L1">
      <style:paragraph-properties style:writing-mode="lr-tb"/>
      <style:text-properties officeooo:rsid="001ec79b" officeooo:paragraph-rsid="001ec79b"/>
    </style:style>
    <style:style style:name="P69" style:family="paragraph" style:parent-style-name="Text_20_body" style:list-style-name="L1">
      <style:paragraph-properties style:writing-mode="lr-tb"/>
      <style:text-properties officeooo:rsid="0024486f" officeooo:paragraph-rsid="0024486f"/>
    </style:style>
    <style:style style:name="P70" style:family="paragraph" style:parent-style-name="Text_20_body" style:list-style-name="L2">
      <style:paragraph-properties style:writing-mode="lr-tb"/>
      <style:text-properties officeooo:rsid="002eb7ae" officeooo:paragraph-rsid="002eb7ae"/>
    </style:style>
    <style:style style:name="P71" style:family="paragraph" style:parent-style-name="Text_20_body" style:list-style-name="L2">
      <style:paragraph-properties style:writing-mode="lr-tb"/>
      <style:text-properties officeooo:rsid="00324df4" officeooo:paragraph-rsid="00324df4"/>
    </style:style>
    <style:style style:name="P72" style:family="paragraph" style:parent-style-name="Text_20_body">
      <style:paragraph-properties fo:break-before="page"/>
    </style:style>
    <style:style style:name="P73" style:family="paragraph" style:parent-style-name="Text_20_body">
      <style:paragraph-properties fo:break-before="page"/>
      <style:text-properties officeooo:rsid="01821327" officeooo:paragraph-rsid="01821327"/>
    </style:style>
    <style:style style:name="P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style>
    <style:style style:name="P7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start" fo:text-indent="0cm"/>
    </style:style>
    <style:style style:name="P78"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1cm" fo:line-height="100%" fo:text-align="center" fo:text-indent="0cm"/>
    </style:style>
    <style:style style:name="P81"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style>
    <style:style style:name="P9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officeooo:rsid="00192745"/>
    </style:style>
    <style:style style:name="T12" style:family="text">
      <style:text-properties officeooo:rsid="001ec79b"/>
    </style:style>
    <style:style style:name="T13" style:family="text">
      <style:text-properties officeooo:rsid="00256be7"/>
    </style:style>
    <style:style style:name="T14" style:family="text">
      <style:text-properties officeooo:rsid="002eb7ae"/>
    </style:style>
    <style:style style:name="T15" style:family="text">
      <style:text-properties officeooo:rsid="00340b4f"/>
    </style:style>
    <style:style style:name="T16" style:family="text">
      <style:text-properties officeooo:rsid="00346eb2"/>
    </style:style>
    <style:style style:name="T17" style:family="text">
      <style:text-properties officeooo:rsid="00353a40"/>
    </style:style>
    <style:style style:name="T18" style:family="text">
      <style:text-properties officeooo:rsid="00372fc1"/>
    </style:style>
    <style:style style:name="T19" style:family="text">
      <style:text-properties officeooo:rsid="003c92db"/>
    </style:style>
    <style:style style:name="T20" style:family="text">
      <style:text-properties officeooo:rsid="003deaee"/>
    </style:style>
    <style:style style:name="T21" style:family="text">
      <style:text-properties officeooo:rsid="004104fb"/>
    </style:style>
    <style:style style:name="T22" style:family="text">
      <style:text-properties officeooo:rsid="0043aa42"/>
    </style:style>
    <style:style style:name="T23" style:family="text">
      <style:text-properties fo:font-style="italic" style:font-style-asian="italic" style:font-style-complex="italic"/>
    </style:style>
    <style:style style:name="T24" style:family="text">
      <style:text-properties fo:font-style="italic" officeooo:rsid="0043aa42" style:font-style-asian="italic" style:font-style-complex="italic"/>
    </style:style>
    <style:style style:name="T25" style:family="text">
      <style:text-properties fo:font-style="italic" officeooo:rsid="004c2ba3" style:font-style-asian="italic" style:font-style-complex="italic"/>
    </style:style>
    <style:style style:name="T26" style:family="text">
      <style:text-properties fo:font-style="italic" officeooo:rsid="0058f4de" style:font-style-asian="italic" style:font-style-complex="italic"/>
    </style:style>
    <style:style style:name="T27" style:family="text">
      <style:text-properties fo:font-style="italic" officeooo:rsid="0065c9d4" style:font-style-asian="italic" style:font-style-complex="italic"/>
    </style:style>
    <style:style style:name="T28" style:family="text">
      <style:text-properties fo:font-style="italic" officeooo:rsid="006a66ab" style:font-style-asian="italic" style:font-style-complex="italic"/>
    </style:style>
    <style:style style:name="T29" style:family="text">
      <style:text-properties fo:font-style="italic" officeooo:rsid="006d9b9c" style:font-style-asian="italic" style:font-style-complex="italic"/>
    </style:style>
    <style:style style:name="T30" style:family="text">
      <style:text-properties fo:font-style="italic" officeooo:rsid="00b75a91" style:font-style-asian="italic" style:font-style-complex="italic"/>
    </style:style>
    <style:style style:name="T31" style:family="text">
      <style:text-properties fo:font-style="italic" officeooo:rsid="00cb20ca" style:font-style-asian="italic" style:font-style-complex="italic"/>
    </style:style>
    <style:style style:name="T32" style:family="text">
      <style:text-properties fo:font-style="italic" officeooo:rsid="00d0f8c5" style:font-style-asian="italic" style:font-style-complex="italic"/>
    </style:style>
    <style:style style:name="T33" style:family="text">
      <style:text-properties fo:font-style="italic" officeooo:rsid="008e7180" style:font-style-asian="italic" style:font-style-complex="italic"/>
    </style:style>
    <style:style style:name="T34" style:family="text">
      <style:text-properties fo:font-style="italic" officeooo:rsid="0130ff55" style:font-style-asian="italic" style:font-style-complex="italic"/>
    </style:style>
    <style:style style:name="T35" style:family="text">
      <style:text-properties fo:font-style="italic" officeooo:rsid="013b44fa"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5087fb" style:font-style-asian="italic" style:font-weight-asian="bold" style:font-style-complex="italic" style:font-weight-complex="bold"/>
    </style:style>
    <style:style style:name="T38" style:family="text">
      <style:text-properties fo:font-style="italic" fo:font-weight="bold" officeooo:rsid="01dce6b5" style:font-style-asian="italic" style:font-weight-asian="bold" style:font-style-complex="italic" style:font-weight-complex="bold"/>
    </style:style>
    <style:style style:name="T39" style:family="text">
      <style:text-properties fo:font-style="italic" fo:font-weight="normal" officeooo:rsid="0120d2de" style:font-style-asian="italic" style:font-weight-asian="normal" style:font-style-complex="italic" style:font-weight-complex="normal"/>
    </style:style>
    <style:style style:name="T40" style:family="text">
      <style:text-properties officeooo:rsid="0047210e"/>
    </style:style>
    <style:style style:name="T41" style:family="text">
      <style:text-properties officeooo:rsid="0047e5e8"/>
    </style:style>
    <style:style style:name="T42" style:family="text">
      <style:text-properties officeooo:rsid="004c2ba3"/>
    </style:style>
    <style:style style:name="T43" style:family="text">
      <style:text-properties officeooo:rsid="005087fb"/>
    </style:style>
    <style:style style:name="T44" style:family="text">
      <style:text-properties officeooo:rsid="0055a3df"/>
    </style:style>
    <style:style style:name="T45" style:family="text">
      <style:text-properties officeooo:rsid="0058f4de"/>
    </style:style>
    <style:style style:name="T46" style:family="text">
      <style:text-properties officeooo:rsid="0065c9d4"/>
    </style:style>
    <style:style style:name="T47" style:family="text">
      <style:text-properties fo:font-style="normal" officeooo:rsid="006d9b9c" style:font-style-asian="normal" style:font-style-complex="normal"/>
    </style:style>
    <style:style style:name="T48" style:family="text">
      <style:text-properties fo:font-style="normal" officeooo:rsid="013233f9"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120d2de"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6a66ab"/>
    </style:style>
    <style:style style:name="T53" style:family="text">
      <style:text-properties officeooo:rsid="006d9b9c"/>
    </style:style>
    <style:style style:name="T54" style:family="text">
      <style:text-properties officeooo:rsid="006e52a5"/>
    </style:style>
    <style:style style:name="T55" style:family="text">
      <style:text-properties officeooo:rsid="00715d15"/>
    </style:style>
    <style:style style:name="T56" style:family="text">
      <style:text-properties officeooo:rsid="0077d663"/>
    </style:style>
    <style:style style:name="T57" style:family="text">
      <style:text-properties officeooo:rsid="00786eee"/>
    </style:style>
    <style:style style:name="T58" style:family="text">
      <style:text-properties officeooo:rsid="00786fda"/>
    </style:style>
    <style:style style:name="T59" style:family="text">
      <style:text-properties officeooo:rsid="007a0e85"/>
    </style:style>
    <style:style style:name="T60" style:family="text">
      <style:text-properties officeooo:rsid="007bb641"/>
    </style:style>
    <style:style style:name="T61" style:family="text">
      <style:text-properties officeooo:rsid="00883eca"/>
    </style:style>
    <style:style style:name="T62" style:family="text">
      <style:text-properties officeooo:rsid="008e7180"/>
    </style:style>
    <style:style style:name="T63" style:family="text">
      <style:text-properties officeooo:rsid="0090ae53"/>
    </style:style>
    <style:style style:name="T64" style:family="text">
      <style:text-properties officeooo:rsid="00933c12"/>
    </style:style>
    <style:style style:name="T65" style:family="text">
      <style:text-properties officeooo:rsid="0094a5b5"/>
    </style:style>
    <style:style style:name="T66" style:family="text">
      <style:text-properties officeooo:rsid="00975ae4"/>
    </style:style>
    <style:style style:name="T67" style:family="text">
      <style:text-properties officeooo:rsid="00993f64"/>
    </style:style>
    <style:style style:name="T68" style:family="text">
      <style:text-properties officeooo:rsid="00a0139f"/>
    </style:style>
    <style:style style:name="T69" style:family="text">
      <style:text-properties officeooo:rsid="00a118ed"/>
    </style:style>
    <style:style style:name="T70" style:family="text">
      <style:text-properties officeooo:rsid="00ab17c3"/>
    </style:style>
    <style:style style:name="T71" style:family="text">
      <style:text-properties officeooo:rsid="00b1efa0"/>
    </style:style>
    <style:style style:name="T72" style:family="text">
      <style:text-properties officeooo:rsid="00b52111"/>
    </style:style>
    <style:style style:name="T73" style:family="text">
      <style:text-properties officeooo:rsid="00b75a91"/>
    </style:style>
    <style:style style:name="T74" style:family="text">
      <style:text-properties officeooo:rsid="00c67c03"/>
    </style:style>
    <style:style style:name="T75" style:family="text">
      <style:text-properties officeooo:rsid="00c935d5"/>
    </style:style>
    <style:style style:name="T76" style:family="text">
      <style:text-properties officeooo:rsid="00cb20ca"/>
    </style:style>
    <style:style style:name="T77" style:family="text">
      <style:text-properties officeooo:rsid="00d0f8c5"/>
    </style:style>
    <style:style style:name="T78" style:family="text">
      <style:text-properties officeooo:rsid="00d6d002"/>
    </style:style>
    <style:style style:name="T79" style:family="text">
      <style:text-properties officeooo:rsid="00d8dfb4"/>
    </style:style>
    <style:style style:name="T80" style:family="text">
      <style:text-properties officeooo:rsid="00dd1671"/>
    </style:style>
    <style:style style:name="T81" style:family="text">
      <style:text-properties officeooo:rsid="00e3c1c6"/>
    </style:style>
    <style:style style:name="T82" style:family="text">
      <style:text-properties officeooo:rsid="00f3e0b0"/>
    </style:style>
    <style:style style:name="T83" style:family="text">
      <style:text-properties officeooo:rsid="00fe8ede"/>
    </style:style>
    <style:style style:name="T84" style:family="text">
      <style:text-properties officeooo:rsid="0115a040"/>
    </style:style>
    <style:style style:name="T85" style:family="text">
      <style:text-properties officeooo:rsid="0125d41d"/>
    </style:style>
    <style:style style:name="T86" style:family="text">
      <style:text-properties officeooo:rsid="0130ff55"/>
    </style:style>
    <style:style style:name="T87" style:family="text">
      <style:text-properties style:text-position="super 58%"/>
    </style:style>
    <style:style style:name="T88" style:family="text">
      <style:text-properties officeooo:rsid="0137babd"/>
    </style:style>
    <style:style style:name="T89" style:family="text">
      <style:text-properties officeooo:rsid="0139b44d"/>
    </style:style>
    <style:style style:name="T90" style:family="text">
      <style:text-properties officeooo:rsid="013b44fa"/>
    </style:style>
    <style:style style:name="T91" style:family="text">
      <style:text-properties officeooo:rsid="013c1e49"/>
    </style:style>
    <style:style style:name="T92" style:family="text">
      <style:text-properties officeooo:rsid="013e08bc"/>
    </style:style>
    <style:style style:name="T93" style:family="text">
      <style:text-properties officeooo:rsid="01412ab5"/>
    </style:style>
    <style:style style:name="T94" style:family="text">
      <style:text-properties officeooo:rsid="0142bf61"/>
    </style:style>
    <style:style style:name="T95" style:family="text">
      <style:text-properties fo:color="#72bf44"/>
    </style:style>
    <style:style style:name="T96" style:family="text">
      <style:text-properties fo:color="#72bf44" officeooo:rsid="0148d83e"/>
    </style:style>
    <style:style style:name="T97" style:family="text">
      <style:text-properties fo:color="#72bf44" officeooo:rsid="013e08bc"/>
    </style:style>
    <style:style style:name="T98" style:family="text">
      <style:text-properties fo:color="#72bf44" officeooo:rsid="016ac37f"/>
    </style:style>
    <style:style style:name="T99" style:family="text">
      <style:text-properties fo:color="#72bf44" officeooo:rsid="01966163"/>
    </style:style>
    <style:style style:name="T100" style:family="text">
      <style:text-properties fo:color="#72bf44" officeooo:rsid="01abafd2"/>
    </style:style>
    <style:style style:name="T101" style:family="text">
      <style:text-properties fo:color="#72bf44" officeooo:rsid="01ef0331"/>
    </style:style>
    <style:style style:name="T102" style:family="text">
      <style:text-properties fo:color="#72bf44" officeooo:rsid="01eb142b"/>
    </style:style>
    <style:style style:name="T103" style:family="text">
      <style:text-properties officeooo:rsid="01539aeb"/>
    </style:style>
    <style:style style:name="T104" style:family="text">
      <style:text-properties officeooo:rsid="01563ff9"/>
    </style:style>
    <style:style style:name="T105" style:family="text">
      <style:text-properties officeooo:rsid="01612c79"/>
    </style:style>
    <style:style style:name="T106" style:family="text">
      <style:text-properties officeooo:rsid="016217c2"/>
    </style:style>
    <style:style style:name="T107" style:family="text">
      <style:text-properties officeooo:rsid="01632830"/>
    </style:style>
    <style:style style:name="T108" style:family="text">
      <style:text-properties officeooo:rsid="01668f8d"/>
    </style:style>
    <style:style style:name="T109" style:family="text">
      <style:text-properties officeooo:rsid="01692cf6"/>
    </style:style>
    <style:style style:name="T110" style:family="text">
      <style:text-properties officeooo:rsid="016ff39f"/>
    </style:style>
    <style:style style:name="T111" style:family="text">
      <style:text-properties officeooo:rsid="01764bb4"/>
    </style:style>
    <style:style style:name="T112" style:family="text">
      <style:text-properties officeooo:rsid="017841a2"/>
    </style:style>
    <style:style style:name="T113" style:family="text">
      <style:text-properties officeooo:rsid="017dd627"/>
    </style:style>
    <style:style style:name="T114" style:family="text">
      <style:text-properties officeooo:rsid="017ef144"/>
    </style:style>
    <style:style style:name="T115" style:family="text">
      <style:text-properties officeooo:rsid="017fadbd"/>
    </style:style>
    <style:style style:name="T116" style:family="text">
      <style:text-properties officeooo:rsid="018ea8f0"/>
    </style:style>
    <style:style style:name="T117" style:family="text">
      <style:text-properties officeooo:rsid="0190e8b2"/>
    </style:style>
    <style:style style:name="T118" style:family="text">
      <style:text-properties officeooo:rsid="01935d24"/>
    </style:style>
    <style:style style:name="T119" style:family="text">
      <style:text-properties officeooo:rsid="0194aee7"/>
    </style:style>
    <style:style style:name="T120" style:family="text">
      <style:text-properties officeooo:rsid="0196370c"/>
    </style:style>
    <style:style style:name="T121" style:family="text">
      <style:text-properties officeooo:rsid="01966163"/>
    </style:style>
    <style:style style:name="T122" style:family="text">
      <style:text-properties officeooo:rsid="01987989"/>
    </style:style>
    <style:style style:name="T123" style:family="text">
      <style:text-properties officeooo:rsid="019a37ba"/>
    </style:style>
    <style:style style:name="T124" style:family="text">
      <style:text-properties officeooo:rsid="019cb2a3"/>
    </style:style>
    <style:style style:name="T125" style:family="text">
      <style:text-properties officeooo:rsid="01a6d465"/>
    </style:style>
    <style:style style:name="T126" style:family="text">
      <style:text-properties style:font-name="Liberation Sans"/>
    </style:style>
    <style:style style:name="T127" style:family="text">
      <style:text-properties style:font-name="Liberation Sans" officeooo:rsid="01ab822f"/>
    </style:style>
    <style:style style:name="T128" style:family="text">
      <style:text-properties style:font-name="Liberation Sans" officeooo:rsid="01abafd2"/>
    </style:style>
    <style:style style:name="T129" style:family="text">
      <style:text-properties style:font-name="Liberation Sans" officeooo:rsid="01ac50bb"/>
    </style:style>
    <style:style style:name="T130" style:family="text">
      <style:text-properties style:font-name="Liberation Sans" officeooo:rsid="01ae169b"/>
    </style:style>
    <style:style style:name="T131" style:family="text">
      <style:text-properties style:font-name="Liberation Sans" officeooo:rsid="01af88cd"/>
    </style:style>
    <style:style style:name="T132" style:family="text">
      <style:text-properties style:font-name="Liberation Sans" officeooo:rsid="01afda70"/>
    </style:style>
    <style:style style:name="T133" style:family="text">
      <style:text-properties style:font-name="Liberation Sans" officeooo:rsid="01b08288"/>
    </style:style>
    <style:style style:name="T134" style:family="text">
      <style:text-properties style:font-name="Liberation Sans" officeooo:rsid="01b09096"/>
    </style:style>
    <style:style style:name="T135" style:family="text">
      <style:text-properties style:font-name="Liberation Sans" officeooo:rsid="01b24754"/>
    </style:style>
    <style:style style:name="T136" style:family="text">
      <style:text-properties style:font-name="Liberation Sans" officeooo:rsid="01b83380"/>
    </style:style>
    <style:style style:name="T137" style:family="text">
      <style:text-properties style:font-name="Liberation Sans" officeooo:rsid="01b8fe08"/>
    </style:style>
    <style:style style:name="T138" style:family="text">
      <style:text-properties style:font-name="Liberation Sans" officeooo:rsid="01c22fc8"/>
    </style:style>
    <style:style style:name="T139" style:family="text">
      <style:text-properties style:font-name="Liberation Sans" officeooo:rsid="01c2e39a"/>
    </style:style>
    <style:style style:name="T140" style:family="text">
      <style:text-properties style:font-name="Liberation Sans" officeooo:rsid="01c736b7"/>
    </style:style>
    <style:style style:name="T141" style:family="text">
      <style:text-properties style:font-name="Liberation Sans" officeooo:rsid="01ca1fe8"/>
    </style:style>
    <style:style style:name="T142" style:family="text">
      <style:text-properties style:font-name="Liberation Sans" officeooo:rsid="01caf23b"/>
    </style:style>
    <style:style style:name="T143" style:family="text">
      <style:text-properties style:font-name="Liberation Sans" officeooo:rsid="01cc6f4c"/>
    </style:style>
    <style:style style:name="T144" style:family="text">
      <style:text-properties style:font-name="Liberation Sans" officeooo:rsid="01cd2738"/>
    </style:style>
    <style:style style:name="T145" style:family="text">
      <style:text-properties style:font-name="Liberation Sans" officeooo:rsid="01d08e5b"/>
    </style:style>
    <style:style style:name="T146" style:family="text">
      <style:text-properties style:font-name="Liberation Sans" officeooo:rsid="01d24429"/>
    </style:style>
    <style:style style:name="T147" style:family="text">
      <style:text-properties style:font-name="Liberation Sans" officeooo:rsid="01d73a53"/>
    </style:style>
    <style:style style:name="T148" style:family="text">
      <style:text-properties style:font-name="Liberation Sans" officeooo:rsid="01d8c74d"/>
    </style:style>
    <style:style style:name="T149" style:family="text">
      <style:text-properties style:font-name="Liberation Sans" officeooo:rsid="01d925bb"/>
    </style:style>
    <style:style style:name="T150" style:family="text">
      <style:text-properties style:font-name="Liberation Sans" officeooo:rsid="01db2a16"/>
    </style:style>
    <style:style style:name="T151" style:family="text">
      <style:text-properties style:font-name="Liberation Sans" officeooo:rsid="01dc7c1f"/>
    </style:style>
    <style:style style:name="T152" style:family="text">
      <style:text-properties officeooo:rsid="01af88cd"/>
    </style:style>
    <style:style style:name="T153" style:family="text">
      <style:text-properties officeooo:rsid="01b8fe08"/>
    </style:style>
    <style:style style:name="T154" style:family="text">
      <style:text-properties officeooo:rsid="01b94b26"/>
    </style:style>
    <style:style style:name="T155" style:family="text">
      <style:text-properties officeooo:rsid="01ba689a"/>
    </style:style>
    <style:style style:name="T156" style:family="text">
      <style:text-properties officeooo:rsid="01e265f1"/>
    </style:style>
    <style:style style:name="T157" style:family="text">
      <style:text-properties officeooo:rsid="01e3463a"/>
    </style:style>
    <style:style style:name="T158" style:family="text">
      <style:text-properties officeooo:rsid="01e47ce3"/>
    </style:style>
    <style:style style:name="T159" style:family="text">
      <style:text-properties officeooo:rsid="01e4bf28"/>
    </style:style>
    <style:style style:name="T160" style:family="text">
      <style:text-properties officeooo:rsid="01e63ecb"/>
    </style:style>
    <style:style style:name="T161" style:family="text">
      <style:text-properties officeooo:rsid="01e7b95e"/>
    </style:style>
    <style:style style:name="T162" style:family="text">
      <style:text-properties officeooo:rsid="01e80617"/>
    </style:style>
    <style:style style:name="T163" style:family="text">
      <style:text-properties officeooo:rsid="01e9f675"/>
    </style:style>
    <style:style style:name="T164" style:family="text">
      <style:text-properties officeooo:rsid="01eadf3e"/>
    </style:style>
    <style:style style:name="T165" style:family="text">
      <style:text-properties officeooo:rsid="01eb142b"/>
    </style:style>
    <style:style style:name="T166" style:family="text">
      <style:text-properties officeooo:rsid="01eb754d"/>
    </style:style>
    <style:style style:name="T167" style:family="text">
      <style:text-properties officeooo:rsid="01ebc793"/>
    </style:style>
    <style:style style:name="T168" style:family="text">
      <style:text-properties officeooo:rsid="01ef0331"/>
    </style:style>
    <style:style style:name="T169" style:family="text">
      <style:text-properties officeooo:rsid="01f893b3"/>
    </style:style>
    <style:style style:name="T170" style:family="text">
      <style:text-properties officeooo:rsid="01f95342"/>
    </style:style>
    <style:style style:name="T171" style:family="text">
      <style:text-properties officeooo:rsid="01fbbf88"/>
    </style:style>
    <style:style style:name="T172" style:family="text">
      <style:text-properties officeooo:rsid="01ff2d57"/>
    </style:style>
    <style:style style:name="T173" style:family="text">
      <style:text-properties officeooo:rsid="020db486"/>
    </style:style>
    <style:style style:name="T174"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7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7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span text:style-name="T18">Iraya </text:span>Use Case Design Document</text:h>
      <text:h text:style-name="P45" text:outline-level="1"/>
      <text:h text:style-name="P46" text:outline-level="1">This document <text:span text:style-name="T19">contains</text:span> <text:span text:style-name="T19">a</text:span> proposed design for the use case in <text:span text:style-name="T20">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5">parent VM </text:span>and 4 <text:span text:style-name="T15">worker VMs</text:span>) <text:span text:style-name="T14">using the Kubernetes and Docker cluster and container frameworks.</text:span> <text:span text:style-name="T22">Each node will host several software containers that will provide the functionality required to fulfill the responsibilities of the node. </text:span></text:p>
      <text:p text:style-name="P12"><text:span text:style-name="T22">In addition to the 5 nodes, the system uses a keyed </text:span><text:span text:style-name="T6">FileStore</text:span><text:span text:style-name="T22"> to store the raw document data and a </text:span><text:span text:style-name="T6">Transaction Database</text:span><text:span text:style-name="T22"> (SQL) for storing file info, computational results and task status for each document.</text:span></text:p>
      <text:p text:style-name="P2"><text:span text:style-name="T12">The </text:span><text:span text:style-name="T5">parent VM</text:span><text:span text:style-name="T12"> has the following responsibilities:</text:span></text:p>
      <text:list xml:id="list2851395718" text:style-name="L1">
        <text:list-item>
          <text:p text:style-name="P67">host the container that provides the web interface to the users to upload their files</text:p>
        </text:list-item>
        <text:list-item>
          <text:p text:style-name="P68">store the uploaded documents to a <text:span text:style-name="T4">FileStore. </text:span><text:span text:style-name="T50">At the same time, it will create a </text:span><text:span text:style-name="T39">Task</text:span><text:span text:style-name="T50">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68">package and dispatch document processing <text:span text:style-name="T41">tasks</text:span> to the <text:span text:style-name="T22">DataPipeline containers in the </text:span>worker <text:span text:style-name="T13">nodes</text:span></text:p>
        </text:list-item>
        <text:list-item>
          <text:p text:style-name="P68">receive and store the results computed by the workers into the transaction database</text:p>
        </text:list-item>
        <text:list-item>
          <text:p text:style-name="P69">provide notifications to the users on the progress of the document processing task<text:span text:style-name="T85">s</text:span> (<text:span text:style-name="T40">total progress, duplicate document and processing failure emails</text:span>)</text:p>
        </text:list-item>
      </text:list>
      <text:p text:style-name="P11">In addition the <text:span text:style-name="T15">parent VM</text:span> will also <text:span text:style-name="T15">act as the master of the cluster and </text:span>host the Kubernetes control plane<text:span text:style-name="T16">.</text:span></text:p>
      <text:p text:style-name="P10">The <text:span text:style-name="T2">worker nodes</text:span> will host <text:span text:style-name="T71">multiple</text:span> <text:span text:style-name="T3">DataPipeline</text:span> containers that will actually execute the steps of the data pipeline on the documents. <text:span text:style-name="T70">The goal here is to parallelize document processing to maximize throughput.</text:span> <text:span text:style-name="T14">These containers have the following responsibilities:</text:span></text:p>
      <text:list xml:id="list2982222524" text:style-name="L2">
        <text:list-item>
          <text:p text:style-name="P70"><text:span text:style-name="T72">Request and process</text:span> document processing tasks from the master node</text:p>
        </text:list-item>
        <text:list-item>
          <text:p text:style-name="P71">Send each document through the 5 steps (D1 to D5) of the data processing pipeline</text:p>
        </text:list-item>
        <text:list-item>
          <text:p text:style-name="P71"><text:span text:style-name="T17">P</text:span>ackage the results <text:span text:style-name="T17">upon completion of the 5 step pipeline </text:span>and send them to the <text:span text:style-name="T17">parent VM</text:span> for processing and storage</text:p>
        </text:list-item>
        <text:list-item>
          <text:p text:style-name="P71">Handle any failures in data processing by retrying or upon too many failures notify the master node of the failure of the task</text:p>
        </text:list-item>
      </text:list>
      <text:h text:style-name="P40" text:outline-level="1"><text:soft-page-break/>General Architecture</text:h>
      <text:p text:style-name="P1"><draw:g text:anchor-type="paragraph" draw:z-index="2" draw:name="Shape1" draw:style-name="gr1"><draw:custom-shape draw:style-name="gr83" draw:text-style-name="P74" svg:width="5.947cm" svg:height="4.878cm" svg:x="7.029cm" svg:y="2.143cm"><text:p/><draw:enhanced-geometry svg:viewBox="0 0 21600 21600" draw:mirror-horizontal="false" draw:mirror-vertical="false" draw:type="rectangle" draw:enhanced-path="M 0 0 L 21600 0 21600 21600 0 21600 0 0 Z N"/></draw:custom-shape><draw:custom-shape draw:style-name="gr84" draw:text-style-name="P74" svg:width="5.947cm" svg:height="0.382cm" svg:x="7.029cm" svg:y="2.143cm"><text:p/><draw:enhanced-geometry svg:viewBox="0 0 21600 21600" draw:mirror-horizontal="false" draw:mirror-vertical="false" draw:type="rectangle" draw:enhanced-path="M 0 0 L 21600 0 21600 21600 0 21600 0 0 Z N"/></draw:custom-shape><draw:frame draw:style-name="gr85" draw:text-style-name="P76" svg:width="2.236cm" svg:height="0.6cm" svg:x="9.077cm" svg:y="2.046cm"><draw:text-box><text:p text:style-name="P75"><text:span text:style-name="T174">Parent VM</text:span></text:p></draw:text-box></draw:frame><draw:custom-shape draw:style-name="gr86" draw:text-style-name="P74" svg:width="1.906cm" svg:height="0.929cm" svg:x="10.916cm" svg:y="3.031cm"><text:p/><draw:enhanced-geometry svg:viewBox="0 0 21600 21600" draw:mirror-horizontal="false" draw:mirror-vertical="false" draw:type="rectangle" draw:enhanced-path="M 0 0 L 21600 0 21600 21600 0 21600 0 0 Z N"/></draw:custom-shape><draw:custom-shape draw:style-name="gr87" draw:text-style-name="P74"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88" draw:text-style-name="P86" svg:width="1.906cm" svg:height="0.916cm" svg:x="7.258cm" svg:y="3.054cm"><draw:text-box><text:p text:style-name="P77"><text:span text:style-name="T175">Dashboard</text:span></text:p><text:p text:style-name="P77"><text:span text:style-name="T175">WebApp</text:span></text:p></draw:text-box></draw:frame><draw:custom-shape draw:style-name="gr89" draw:text-style-name="P74"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90" draw:text-style-name="P74"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91" draw:text-style-name="P86" svg:width="2.363cm" svg:height="0.914cm" svg:x="7.258cm" svg:y="4.964cm"><draw:text-box><text:p text:style-name="P77"><text:span text:style-name="T175">Input</text:span></text:p><text:p text:style-name="P77"><text:span text:style-name="T175">Coordinator</text:span></text:p></draw:text-box></draw:frame><draw:frame draw:style-name="gr92" draw:text-style-name="P86" svg:width="2.364cm" svg:height="0.914cm" svg:x="10.153cm" svg:y="4.966cm"><draw:text-box><text:p text:style-name="P77"><text:span text:style-name="T175">Output</text:span></text:p><text:p text:style-name="P77"><text:span text:style-name="T175">Coordinator</text:span></text:p></draw:text-box></draw:frame><draw:frame draw:style-name="gr93" draw:text-style-name="P86" svg:width="1.676cm" svg:height="0.914cm" svg:x="10.916cm" svg:y="3.031cm"><draw:text-box><text:p text:style-name="P77"><text:span text:style-name="T175">Cluster</text:span></text:p><text:p text:style-name="P77"><text:span text:style-name="T175">Software</text:span></text:p></draw:text-box></draw:frame><draw:custom-shape draw:style-name="gr94" draw:text-style-name="P74"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5" draw:text-style-name="P81" svg:width="1.752cm" svg:height="0.609cm" svg:x="2.383cm" svg:y="3.669cm"><draw:text-box><text:p text:style-name="P80"><text:span text:style-name="T175">FileStore</text:span></text:p></draw:text-box></draw:frame><draw:custom-shape draw:style-name="gr96" draw:text-style-name="P74"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7" draw:text-style-name="P82" svg:width="2.364cm" svg:height="0.914cm" svg:x="2.076cm" svg:y="6.26cm"><draw:text-box><text:p text:style-name="P75"><text:span text:style-name="T175">Transaction </text:span></text:p><text:p text:style-name="P75"><text:span text:style-name="T175">Database</text:span></text:p></draw:text-box></draw:frame><draw:custom-shape draw:style-name="gr98" draw:text-style-name="P74" svg:width="7.623cm" svg:height="6.174cm" svg:x="4.591cm" svg:y="9.46cm"><text:p/><draw:enhanced-geometry svg:viewBox="0 0 21600 21600" draw:mirror-horizontal="false" draw:mirror-vertical="false" draw:type="rectangle" draw:enhanced-path="M 0 0 L 21600 0 21600 21600 0 21600 0 0 Z N"/></draw:custom-shape><draw:custom-shape draw:style-name="gr99" draw:text-style-name="P74" svg:width="7.623cm" svg:height="0.382cm" svg:x="4.591cm" svg:y="9.46cm"><text:p/><draw:enhanced-geometry svg:viewBox="0 0 21600 21600" draw:mirror-horizontal="false" draw:mirror-vertical="false" draw:type="rectangle" draw:enhanced-path="M 0 0 L 21600 0 21600 21600 0 21600 0 0 Z N"/></draw:custom-shape><draw:frame draw:style-name="gr100" draw:text-style-name="P76" svg:width="2.744cm" svg:height="0.551cm" svg:x="7.182cm" svg:y="9.386cm"><draw:text-box><text:p text:style-name="P75"><text:span text:style-name="T174">Worker VM.1</text:span></text:p></draw:text-box></draw:frame><draw:frame draw:style-name="gr101" draw:text-style-name="P87" svg:width="2.438cm" svg:height="0.533cm" svg:x="4.745cm" svg:y="10.222cm"><draw:text-box><text:p text:style-name="P77"><text:span text:style-name="T177">DataPipeline 1.1</text:span></text:p></draw:text-box></draw:frame><draw:custom-shape draw:style-name="gr102" draw:text-style-name="P74"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03" draw:text-style-name="P74" svg:width="2.44cm" svg:height="0.533cm" svg:x="7.334cm" svg:y="6.107cm"><text:p/><draw:enhanced-geometry svg:viewBox="0 0 21600 21600" draw:mirror-horizontal="false" draw:mirror-vertical="false" draw:type="rectangle" draw:enhanced-path="M 0 0 L 21600 0 21600 21600 0 21600 0 0 Z N"/></draw:custom-shape><draw:frame draw:style-name="gr104" draw:text-style-name="P82" xml:id="id24" draw:id="id24" svg:width="2.44cm" svg:height="0.553cm" svg:x="7.412cm" svg:y="6.107cm"><draw:text-box><text:p text:style-name="P75"><text:span text:style-name="T175">Task Allocator</text:span></text:p></draw:text-box></draw:frame><draw:custom-shape draw:style-name="gr105" draw:text-style-name="P74"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106" draw:text-style-name="P87" svg:width="2.518cm" svg:height="0.477cm" svg:x="9.62cm" svg:y="10.203cm"><draw:text-box><text:p text:style-name="P77"><text:span text:style-name="T177">DataPipeline 1.N</text:span></text:p></draw:text-box></draw:frame><draw:frame draw:style-name="gr107" draw:text-style-name="P88" svg:width="1.832cm" svg:height="1.124cm" svg:x="7.486cm" svg:y="11.443cm"><draw:text-box><text:p text:style-name="P75"><text:span text:style-name="T178">...</text:span></text:p></draw:text-box></draw:frame><draw:frame draw:style-name="gr108" draw:text-style-name="P88" svg:width="1.83cm" svg:height="1.124cm" svg:x="13.146cm" svg:y="11.975cm"><draw:text-box><text:p text:style-name="P75"><text:span text:style-name="T178">...</text:span></text:p></draw:text-box></draw:frame><draw:custom-shape draw:style-name="gr109" draw:text-style-name="P74" svg:width="1.832cm" svg:height="0.533cm" svg:x="5.048cm" svg:y="10.732cm"><text:p/><draw:enhanced-geometry svg:viewBox="0 0 21600 21600" draw:mirror-horizontal="false" draw:mirror-vertical="false" draw:type="rectangle" draw:enhanced-path="M 0 0 L 21600 0 21600 21600 0 21600 0 0 Z N"/></draw:custom-shape><draw:frame draw:style-name="gr110" draw:text-style-name="P87" xml:id="id29" draw:id="id29" svg:width="1.832cm" svg:height="0.533cm" svg:x="5.048cm" svg:y="10.732cm"><draw:text-box><text:p text:style-name="P77"><text:span text:style-name="T177">TaskRequester</text:span></text:p></draw:text-box></draw:frame><draw:custom-shape draw:style-name="gr111" draw:text-style-name="P74"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112" draw:text-style-name="P89" svg:width="1.449cm" svg:height="0.491cm" svg:x="5.201cm" svg:y="11.748cm"><draw:text-box><text:p text:style-name="P75"><text:span text:style-name="T177">Executor</text:span></text:p></draw:text-box></draw:frame><draw:custom-shape draw:style-name="gr113" draw:text-style-name="P74"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114" draw:text-style-name="P87" svg:width="1.832cm" svg:height="0.532cm" svg:x="5.048cm" svg:y="14.796cm"><draw:text-box><text:p text:style-name="P77"><text:span text:style-name="T177">ResultSender</text:span></text:p></draw:text-box></draw:frame><draw:connector draw:style-name="gr115" draw:text-style-name="P79" svg:x1="8.573cm" svg:y1="4.583cm" svg:x2="8.572cm" svg:y2="4.979cm" draw:start-shape="id20" draw:start-glue-point="2" draw:end-shape="id21" draw:end-glue-point="0" svg:d="M8573 4583v197h-1v199" svg:viewBox="0 0 4 399"><text:p/></draw:connector><draw:connector draw:style-name="gr116" draw:text-style-name="P79" svg:x1="7.258cm" svg:y1="5.894cm" svg:x2="4.591cm" svg:y2="3.936cm" draw:start-shape="id21" draw:start-glue-point="3" draw:end-shape="id22" draw:end-glue-point="8" svg:d="M7258 5894h-1333v-1958h-1334" svg:viewBox="0 0 2669 1960"><text:p/></draw:connector><draw:connector draw:style-name="gr117" draw:text-style-name="P79" svg:x1="7.258cm" svg:y1="5.893cm" svg:x2="4.591cm" svg:y2="6.526cm" draw:start-shape="id21" draw:end-shape="id23" draw:end-glue-point="8" svg:d="M7258 5893h-1333v633h-1334" svg:viewBox="0 0 2669 635"><text:p/></draw:connector><draw:connector draw:style-name="gr118" draw:text-style-name="P79" svg:x1="8.631cm" svg:y1="6.659cm" svg:x2="5.962cm" svg:y2="10.222cm" draw:start-shape="id24" draw:start-glue-point="2" draw:end-shape="id25" draw:end-glue-point="0" svg:d="M8631 6659v1779h-2669v1784" svg:viewBox="0 0 2671 3565"><text:p/></draw:connector><draw:connector draw:style-name="gr119" draw:text-style-name="P79" svg:x1="8.63cm" svg:y1="6.659cm" svg:x2="10.84cm" svg:y2="10.222cm" draw:start-shape="id24" draw:start-glue-point="2" draw:end-shape="id26" draw:end-glue-point="0" svg:d="M8630 6659v1779h2210v1784" svg:viewBox="0 0 2212 3565"><text:p/></draw:connector><draw:connector draw:style-name="gr120" draw:text-style-name="P79" svg:x1="8.63cm" svg:y1="6.659cm" svg:x2="17.222cm" svg:y2="10.222cm" draw:start-shape="id24" draw:start-glue-point="2" draw:end-shape="id27" draw:end-glue-point="0" svg:d="M8630 6659v1779h8592v1784" svg:viewBox="0 0 8594 3565"><text:p/></draw:connector><draw:connector draw:style-name="gr121" draw:text-style-name="P79" svg:x1="8.63cm" svg:y1="6.659cm" svg:x2="22.138cm" svg:y2="10.202cm" draw:start-shape="id24" draw:start-glue-point="2" draw:end-shape="id28" draw:end-glue-point="0" svg:d="M8630 6659v1772h13508v1771" svg:viewBox="0 0 13510 3545"><text:p/></draw:connector><draw:connector draw:style-name="gr122" draw:text-style-name="P79" svg:x1="5.963cm" svg:y1="11.265cm" svg:x2="5.963cm" svg:y2="11.669cm" draw:start-shape="id29" draw:start-glue-point="2" draw:end-shape="id30" draw:end-glue-point="0" svg:d="M5963 11265v404" svg:viewBox="0 0 2 406"><text:p/></draw:connector><draw:connector draw:style-name="gr123" draw:text-style-name="P79" svg:x1="5.963cm" svg:y1="14.415cm" svg:x2="5.963cm" svg:y2="14.796cm" draw:start-shape="id30" draw:start-glue-point="2" draw:end-shape="id31" draw:end-glue-point="0" svg:d="M5963 14415v381" svg:viewBox="0 0 2 383"><text:p/></draw:connector><draw:custom-shape draw:style-name="gr124" draw:text-style-name="P90" svg:width="0.306cm" svg:height="0.38cm" svg:x="13.162cm" svg:y="8.241cm"><text:p/><draw:enhanced-geometry svg:viewBox="0 0 21600 21600" draw:mirror-horizontal="false" draw:mirror-vertical="false" draw:type="rectangle" draw:enhanced-path="M 0 0 L 21600 0 21600 21600 0 21600 0 0 Z N"/></draw:custom-shape><draw:connector draw:style-name="gr125" draw:text-style-name="P79" svg:x1="5.963cm" svg:y1="15.327cm" svg:x2="12.821cm" svg:y2="5.878cm" draw:start-shape="id31" draw:start-glue-point="2" draw:end-shape="id32" draw:end-glue-point="1" svg:d="M5963 15327v500h7357v-9949h-499" svg:viewBox="0 0 7359 9950"><text:p/></draw:connector><draw:custom-shape draw:style-name="gr126" draw:text-style-name="P90" svg:width="0.306cm" svg:height="0.152cm" svg:x="8.479cm" svg:y="7.975cm"><text:p/><draw:enhanced-geometry svg:viewBox="0 0 21600 21600" draw:mirror-horizontal="false" draw:mirror-vertical="false" draw:type="rectangle" draw:enhanced-path="M 0 0 L 21600 0 21600 21600 0 21600 0 0 Z N"/></draw:custom-shape><draw:connector draw:style-name="gr127" draw:text-style-name="P79" svg:x1="11.486cm" svg:y1="6.793cm" svg:x2="3.295cm" svg:y2="7.555cm" draw:start-shape="id32" draw:start-glue-point="2" draw:end-shape="id23" draw:end-glue-point="7" svg:d="M11486 6793v1263h-8191v-501" svg:viewBox="0 0 8193 1265"><text:p/></draw:connector><draw:custom-shape draw:style-name="gr128" draw:text-style-name="P74" svg:width="7.619cm" svg:height="6.174cm" svg:x="15.852cm" svg:y="9.46cm"><text:p/><draw:enhanced-geometry svg:viewBox="0 0 21600 21600" draw:mirror-horizontal="false" draw:mirror-vertical="false" draw:type="rectangle" draw:enhanced-path="M 0 0 L 21600 0 21600 21600 0 21600 0 0 Z N"/></draw:custom-shape><draw:custom-shape draw:style-name="gr129" draw:text-style-name="P74" svg:width="7.619cm" svg:height="0.382cm" svg:x="15.852cm" svg:y="9.46cm"><text:p/><draw:enhanced-geometry svg:viewBox="0 0 21600 21600" draw:mirror-horizontal="false" draw:mirror-vertical="false" draw:type="rectangle" draw:enhanced-path="M 0 0 L 21600 0 21600 21600 0 21600 0 0 Z N"/></draw:custom-shape><draw:frame draw:style-name="gr130" draw:text-style-name="P76" svg:width="2.745cm" svg:height="0.551cm" svg:x="18.441cm" svg:y="9.386cm"><draw:text-box><text:p text:style-name="P75"><text:span text:style-name="T174">Worker VM.4</text:span></text:p></draw:text-box></draw:frame><draw:frame draw:style-name="gr131" draw:text-style-name="P87" svg:width="2.44cm" svg:height="0.533cm" svg:x="16.002cm" svg:y="10.222cm"><draw:text-box><text:p text:style-name="P77"><text:span text:style-name="T177">DataPipeline 4.1</text:span></text:p></draw:text-box></draw:frame><draw:custom-shape draw:style-name="gr132" draw:text-style-name="P74"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133" draw:text-style-name="P74" svg:width="2.287cm" svg:height="5.259cm" svg:x="20.957cm" svg:y="10.222cm"><text:p/><draw:enhanced-geometry svg:viewBox="0 0 21600 21600" draw:mirror-horizontal="false" draw:mirror-vertical="false" draw:type="rectangle" draw:enhanced-path="M 0 0 L 21600 0 21600 21600 0 21600 0 0 Z N"/></draw:custom-shape><draw:frame draw:style-name="gr134" draw:text-style-name="P87" xml:id="id28" draw:id="id28" svg:width="2.516cm" svg:height="0.477cm" svg:x="20.881cm" svg:y="10.203cm"><draw:text-box><text:p text:style-name="P77"><text:span text:style-name="T177">DataPipeline 4.N</text:span></text:p></draw:text-box></draw:frame><draw:frame draw:style-name="gr135" draw:text-style-name="P88" svg:width="1.83cm" svg:height="1.124cm" svg:x="18.746cm" svg:y="11.443cm"><draw:text-box><text:p text:style-name="P75"><text:span text:style-name="T178">...</text:span></text:p></draw:text-box></draw:frame><draw:custom-shape draw:style-name="gr136" draw:text-style-name="P90"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37" draw:text-style-name="P88" svg:width="1.989cm" svg:height="1.068cm" svg:x="15.316cm" svg:y="0.657cm"><draw:text-box><text:p text:style-name="P75"><text:span text:style-name="T178">Users</text:span></text:p><text:p text:style-name="P75"><text:span text:style-name="T178">(internet)</text:span></text:p></draw:text-box></draw:frame><draw:connector draw:style-name="gr138" draw:text-style-name="P79" svg:x1="14.448cm" svg:y1="1.237cm" svg:x2="8.574cm" svg:y2="3.014cm" draw:start-shape="id33" draw:start-glue-point="3" draw:end-shape="id20" draw:end-glue-point="0" svg:d="M14448 1237h-5874v1777" svg:viewBox="0 0 5876 1778"><text:p/></draw:connector><draw:connector draw:style-name="gr139" draw:text-style-name="P79" draw:line-skew="0.9cm" svg:x1="11.486cm" svg:y1="4.965cm" svg:x2="18.189cm" svg:y2="1.237cm" draw:start-shape="id32" draw:start-glue-point="0" draw:end-shape="id33" draw:end-glue-point="1" svg:d="M11486 4965v-452h7204v-3276h-501" svg:viewBox="0 0 7205 3729"><text:p/></draw:connector><draw:frame draw:style-name="gr140" draw:text-style-name="P91" svg:width="0.505cm" svg:height="1.188cm" svg:x="5.3cm" svg:y="11.928cm"><draw:text-box><text:p/></draw:text-box></draw:frame><draw:line draw:style-name="gr141" draw:text-style-name="P74" svg:x1="5.963cm" svg:y1="12.172cm" svg:x2="5.954cm" svg:y2="14.272cm"><text:p/></draw:line><draw:frame draw:style-name="gr142" draw:text-style-name="P93" svg:width="0.302cm" svg:height="0.202cm" svg:x="5.799cm" svg:y="12.383cm"><draw:text-box><text:p text:style-name="P92"><text:span text:style-name="T178">D1</text:span></text:p></draw:text-box></draw:frame><draw:frame draw:style-name="gr143" draw:text-style-name="P93" svg:width="0.302cm" svg:height="0.202cm" svg:x="5.799cm" svg:y="12.683cm"><draw:text-box><text:p text:style-name="P92"><text:span text:style-name="T178">D2</text:span></text:p></draw:text-box></draw:frame><draw:frame draw:style-name="gr144" draw:text-style-name="P93" svg:width="0.302cm" svg:height="0.202cm" svg:x="5.799cm" svg:y="12.983cm"><draw:text-box><text:p text:style-name="P92"><text:span text:style-name="T178">D3</text:span></text:p></draw:text-box></draw:frame><draw:frame draw:style-name="gr145" draw:text-style-name="P93" svg:width="0.302cm" svg:height="0.202cm" svg:x="5.799cm" svg:y="13.282cm"><draw:text-box><text:p text:style-name="P92"><text:span text:style-name="T178">D4</text:span></text:p></draw:text-box></draw:frame><draw:frame draw:style-name="gr146" draw:text-style-name="P93" svg:width="0.302cm" svg:height="0.2cm" svg:x="5.799cm" svg:y="13.584cm"><draw:text-box><text:p text:style-name="P92"><text:span text:style-name="T178">D5</text:span></text:p></draw:text-box></draw:frame></draw:g></text:p>
      <text:p text:style-name="P72">The figure above shows the general architecture of the proposed design, and details the major components of the system as well as the high-level data-flows between the components of the system and the outside world.</text:p>
      <text:p text:style-name="Text_20_body">The system consists of the following major components:</text:p>
      <text:list xml:id="list4012597265" text:style-name="L3">
        <text:list-item>
          <text:p text:style-name="P63"><text:span text:style-name="T2">Parent Virtual Machine (Parent VM)</text:span>: The virtual machine that hosts the containers that coordinate the functions of the components in the worker nodes, as well as the WebApp container that <text:span text:style-name="T21">runs the Web Dashboard that users</text:span> will <text:span text:style-name="T21">use to </text:span>uploading documents. <text:span text:style-name="T11">The Parent VM will also be the master node that hosts the Kubernetes control plane that manages the cluster. The parent node will host the following containers:</text:span></text:p>
          <text:list>
            <text:list-item>
              <text:list>
                <text:list-item>
                  <text:p text:style-name="P63"><text:span text:style-name="T36">Dashboard </text:span><text:span text:style-name="T37">WebApp</text:span>: runs the dashboard web app<text:span text:style-name="T43">lication</text:span> that the users will access to upload files</text:p>
                </text:list-item>
                <text:list-item>
                  <text:p text:style-name="P63"><text:span text:style-name="T36">Input Coordinator</text:span>: receives the uploaded file <text:span text:style-name="T44">from the Dashboard WebApp and performs the following:</text:span></text:p>
                  <text:list>
                    <text:list-item>
                      <text:p text:style-name="P63">create a <text:span text:style-name="T53">unique </text:span><text:span text:style-name="T29">FileID</text:span> for the document <text:span text:style-name="T60">(by computing the SHA256 hash on the file contents)</text:span></text:p>
                    </text:list-item>
                    <text:list-item>
                      <text:p text:style-name="P63">detect if the document is a duplicate and send the necessary email notifications to the users while aborting storage of the document data</text:p>
                    </text:list-item>
                    <text:list-item>
                      <text:p text:style-name="P63">store the <text:span text:style-name="T113">file contents in the </text:span><text:span text:style-name="T25">FileStore</text:span><text:span text:style-name="T42"> keyed with </text:span><text:span text:style-name="T25">FileID</text:span></text:p>
                    </text:list-item>
                    <text:list-item>
                      <text:p text:style-name="P63"><text:span text:style-name="T42">create a </text:span><text:span text:style-name="T25">task entry</text:span><text:span text:style-name="T42"> in the Transaction database that gives assigns a document a </text:span><text:span text:style-name="T25">taskID</text:span><text:span text:style-name="T42"> and contains basic info on the task (</text:span><text:span text:style-name="T25">FileID</text:span><text:span text:style-name="T42">, name, size, type, date uploaded, task state).</text:span></text:p>
                    </text:list-item>
                  </text:list>
                </text:list-item>
              </text:list>
            </text:list-item>
          </text:list>
        </text:list-item>
      </text:list>
      <text:p text:style-name="Text_20_body"><text:span text:style-name="T46">The </text:span><text:span text:style-name="T27">Input Coordinator</text:span><text:span text:style-name="T46"> will also have a </text:span><text:span text:style-name="T27">Task Allocator</text:span><text:span text:style-name="T46"> sub-component that <text:s/>packages the document into </text:span><text:span text:style-name="T27">tasks</text:span><text:span text:style-name="T46"> (</text:span><text:span text:style-name="T27">taskID</text:span><text:span text:style-name="T46"> + </text:span><text:span text:style-name="T27">FileID</text:span><text:span text:style-name="T46"> + file contents) and orders them into a queue. It then listens to requests from DataPipeline components and serves tasks if any are available in the queue.</text:span></text:p>
      <text:list xml:id="list225041298786665" text:continue-numbering="true" text:style-name="L3">
        <text:list-item>
          <text:list>
            <text:list-item>
              <text:list>
                <text:list-item>
                  <text:p text:style-name="P63"><text:span text:style-name="T36">Output Coordinator</text:span>: <text:span text:style-name="T45">receives the computed results for the document from the </text:span><text:span text:style-name="T26">DataPipeline</text:span><text:span text:style-name="T45"> component on the worker VMs, stores the results in the </text:span><text:span text:style-name="T26">Transaction Database</text:span><text:span text:style-name="T45">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Text_20_body"/>
      <text:list xml:id="list225040402530387" text:continue-numbering="true" text:style-name="L3">
        <text:list-item>
          <text:p text:style-name="P63"><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2">These virtual machines will contain multiple instances of </text:span><text:span text:style-name="T24">DataPipeline</text:span><text:span text:style-name="T22"> containers which will actually perform the data processing tasks on a document. The goal is to have as many </text:span><text:span text:style-name="T24">DataPipeline</text:span><text:span text:style-name="T22"> containers running on a worker VM to parallelize the processing of the documents and overall throughput.</text:span></text:p>
          <text:list>
            <text:list-item>
              <text:list>
                <text:list-item>
                  <text:p text:style-name="P63"><text:soft-page-break/><text:span text:style-name="T49">The </text:span><text:span text:style-name="T36">DataPipeline</text:span> containers have the following <text:span text:style-name="T57">sub-components</text:span>:</text:p>
                  <text:list>
                    <text:list-item>
                      <text:p text:style-name="P63"><text:span text:style-name="T36">Task</text:span><text:span text:style-name="T38">Requester</text:span>: <text:span text:style-name="T73">Constantly requests tasks from the Input Coordinator as long as the </text:span><text:span text:style-name="T30">Executor</text:span><text:span text:style-name="T73"> is not currently busy on a task. Upon receiving a task, it</text:span><text:span text:style-name="T28"> </text:span><text:span text:style-name="T47">extracts the document data </text:span><text:span text:style-name="T52">and passes it to the </text:span><text:span text:style-name="T28">Executor</text:span><text:span text:style-name="T52"> for processing.</text:span></text:p>
                    </text:list-item>
                    <text:list-item>
                      <text:p text:style-name="P63"><text:span text:style-name="T36">Executor</text:span>: Runs the steps D1 to D5 in succession <text:span text:style-name="T55">on</text:span> the document data and collects the results. The executor is also responsible for retrying a step (up to 3 times) in case of failure. The results <text:span text:style-name="T54">(or failure)</text:span> are then passed to the <text:span text:style-name="T23">ResultSender</text:span>.</text:p>
                    </text:list-item>
                    <text:list-item>
                      <text:p text:style-name="P63"><text:span text:style-name="T36">ResultSender</text:span>: packages the results (or failure details) with the corresponding taskID and sends them to the <text:span text:style-name="T23">Output Coordinator</text:span> on the <text:span text:style-name="T23">Parent VM</text:span> for final processing.</text:p>
                    </text:list-item>
                  </text:list>
                </text:list-item>
              </text:list>
            </text:list-item>
          </text:list>
        </text:list-item>
      </text:list>
      <text:p text:style-name="P27"/>
      <text:h text:style-name="Heading_20_1" text:outline-level="1">Technolog<text:span text:style-name="T58">y</text:span> Review</text:h>
      <text:p text:style-name="P13"/>
      <text:p text:style-name="P13">The two major cloud <text:span text:style-name="T68">technologies</text:span> that the proposed system will use are <text:span text:style-name="T2">Docker</text:span> for <text:span text:style-name="T59">software </text:span>containers <text:span text:style-name="T59">and </text:span><text:span text:style-name="T2">Kuber</text:span><text:span text:style-name="T9">n</text:span><text:span text:style-name="T2">etes</text:span> for cluster <text:span text:style-name="T56">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3">platform</text:span> that allows the packaging of software services (i.e. web servers, ML compute tasks) into a <text:span text:style-name="T23">container</text:span> that <text:span text:style-name="T64">has</text:span> all the dependencies <text:span text:style-name="T65">needed by the </text:span>service and <text:span text:style-name="T69">be able to </text:span>run <text:span text:style-name="T66">it</text:span> in a lightweight, standalone execution environment. <text:span text:style-name="T61">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67">coded</text:span> and tested in isolation on developer machines with a reasonable guarantee that with the correct deployment configuration they will also work correctly on the cloud. <text:span text:style-name="T62">The ability to create multiple instances of the same container will also be essential to allow for the creation of as many </text:span><text:span text:style-name="T33">DataPipeline</text:span><text:span text:style-name="T62">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4">setup and</text:span> management of clusters: <text:span text:style-name="T75">a</text:span> set of nodes (i.e. virtual machines) that host multiple containers. <text:span text:style-name="T81">Kubernetes has several features that will significantly affect the ease of implementation and deployment of the proposed system.</text:span></text:p>
      <text:p text:style-name="P16"><text:span text:style-name="T76">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76">be done in a single configuration file without having to reference the explicit nodes were the components will be deployed). This relieves a lot the coordination required from the master node when initializing the </text:span><text:span text:style-name="T31">DataPipeline</text:span><text:span text:style-name="T76"> components, and will also allow for changing the number and resource allocations of the deployed containers on the fly to maximize document throughput.</text:span></text:p>
      <text:p text:style-name="P17">The second relevant feature is <text:span text:style-name="T79">Kubernetes</text:span>’ ability to allow components to directly connect to each other without going through the container’s node first. <text:span text:style-name="T79">Kubernetes’ network is designed so a container is identifiable by its assigned IP address </text:span><text:span text:style-name="T32">across all nodes</text:span><text:span text:style-name="T77">.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3">DataPipeline</text:span> containers (by enforcing idempotence and atomicity of all write operations to the <text:span text:style-name="T23">FileStore</text:span> and <text:span text:style-name="T23">Transaction Database</text:span>). <text:span text:style-name="T78">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3">FileStore</text:span> and <text:span text:style-name="T23">Transaction Database</text:span>) are also worth discussing.</text:p>
      <text:p text:style-name="P22">The <text:span text:style-name="T23">FileStore</text:span> only requires that the documents’ contents be stored in a way that they can be <text:span text:style-name="T82">retrieved</text:span> <text:span text:style-name="T82">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4">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3">Hence the decision to use a simple keyed BLOB store.</text:span></text:p>
      <text:p text:style-name="P23">The <text:span text:style-name="T23">Transaction Database</text:span> will use a traditional RDBMS (SQL). This satisfies the requirements of the system <text:span text:style-name="T84">for task management and result storage</text:span> (atomicity and the ability to quickly perform join and filter queries). </text:p>
      <text:p text:style-name="P23"/>
      <text:p text:style-name="P19"><text:span text:style-name="T36">Designer’s note</text:span>: These reviews are based on a relatively light <text:span text:style-name="T105">overview</text:span> of the documentation <text:span text:style-name="T80">and beginner presentations</text:span> for Docker and Kubernetes. <text:span text:style-name="T79">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2" text:outline-level="1">Data Stores and Schemas</text:h>
      <text:p text:style-name="P3"/>
      <text:p text:style-name="P3"><text:span text:style-name="T104">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1">FileStore</text:span> for storing the raw <text:span text:style-name="T115">file</text:span> content, and the <text:span text:style-name="T2">Transaction Database</text:span> for storing file, task and results data.</text:p>
      <text:h text:style-name="Heading_20_2" text:outline-level="2">FileStore</text:h>
      <text:p text:style-name="P4">The <text:span text:style-name="T23">FileStore</text:span> is a simple BLOB (binary large object) <text:span text:style-name="T108">store</text:span> which has the following properties:</text:p>
      <text:list xml:id="list2752921837" text:style-name="L4">
        <text:list-item>
          <text:p text:style-name="P47"><text:span text:style-name="T86">Allows storage and retrieval of a document’s contents based on a </text:span><text:span text:style-name="T34">FileID </text:span><text:span text:style-name="T48">unique to that document</text:span></text:p>
        </text:list-item>
        <text:list-item>
          <text:p text:style-name="P48">Atomicity (all or nothing) of read and write operations</text:p>
        </text:list-item>
      </text:list>
      <text:p text:style-name="P5">A simple cloud blob storage solution (like Azure blob storage) would satisfy these requirements with the appropriate choice of <text:span text:style-name="T23">FileID</text:span>.</text:p>
      <text:p text:style-name="P25">The <text:span text:style-name="T23">FileID</text:span> itself could simply be the SHA256 hash of the contents of the file. Given the properties of the SHA256 cryptographic function (which turns any size file into a 256-bit binary string with negligible chances (~10<text:span text:style-name="T87">-60</text:span> for identical hash values for 1 billion random documents) it should be a sufficient choice for use as the <text:span text:style-name="T23">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49">A record of a document’s basic information (<text:span text:style-name="T23">FileID</text:span>, name, type, size, <text:span text:style-name="T88">owner/uploader among others)</text:span></text:p>
        </text:list-item>
        <text:list-item>
          <text:p text:style-name="P50">A record of the task that will process the document (this map<text:span text:style-name="T89">s</text:span> a task to the <text:span text:style-name="T35">FileID</text:span><text:span text:style-name="T90"> of the document</text:span> that it is processing as well has having the current status of the task)</text:p>
        </text:list-item>
        <text:list-item>
          <text:p text:style-name="P50">The results <text:span text:style-name="T90">of</text:span> running <text:span text:style-name="T91">a</text:span> document through the pipeline mapped to the document’s <text:span text:style-name="T23">FileID</text:span></text:p>
        </text:list-item>
        <text:list-item>
          <text:p text:style-name="P50">A log of the task’s status changes and the times when they happened, which will be useful for reporting, diagnostics and error recovery</text:p>
        </text:list-item>
      </text:list>
      <text:p text:style-name="P7">The rational<text:span text:style-name="T107">e</text:span> for this structure is the creation of a <text:span text:style-name="T94">logical</text:span> <text:span text:style-name="T23">Task</text:span> entity that will contain all the state required by the system to process and keep track of <text:span text:style-name="T106">a</text:span> document’<text:span text:style-name="T106">s</text:span> progress as it passes through the system. As a high-level object, a task can be thought of as</text:p>
      <text:p text:style-name="P28"><text:span text:style-name="Source_20_Text">(TaskID, FileID, </text:span><text:span text:style-name="Source_20_Text"><text:span text:style-name="T93">FileInfo,</text:span></text:span><text:span text:style-name="Source_20_Text"> TaskStatus, &lt;</text:span><text:span text:style-name="Source_20_Text"><text:span text:style-name="T93">results</text:span></text:span><text:span text:style-name="Source_20_Text">&gt;)</text:span></text:p>
      <text:p text:style-name="P26"><text:soft-page-break/>The schema of the database is an implementation of this high level object as relational database tables. <text:span text:style-name="T92">A more detailed description of the Transaction Database’s schema (the structure of the tables in the database) is shown below in pseudo-SQL format. Comments are in </text:span><text:span text:style-name="T97">light green</text:span><text:span text:style-name="T92">.</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5">(one of UPLOADED|PROCESSING|DONE|ERROR)</text:span></text:span></text:p>
      <text:p text:style-name="P8"><text:span text:style-name="Source_20_Text">)</text:span></text:p>
      <text:p text:style-name="P8"><text:span text:style-name="Source_20_Text">table </text:span><text:span text:style-name="Source_20_Text"><text:span text:style-name="T111">FileInfo</text:span></text:span><text:span text:style-name="Source_20_Text">(</text:span></text:p>
      <text:p text:style-name="P8"><text:span text:style-name="Source_20_Text"><text:tab/>TaskID: int </text:span><text:span text:style-name="Source_20_Text"><text:span text:style-name="T95">(foreign key to Task)</text:span></text:span></text:p>
      <text:p text:style-name="P8"><text:span text:style-name="Source_20_Text"><text:tab/>FileID: string </text:span><text:span text:style-name="Source_20_Text"><text:span text:style-name="T95">(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09">Type: string</text:span></text:span></text:p>
      <text:p text:style-name="P8"><text:span text:style-name="Source_20_Text"><text:tab/>Owner: string </text:span><text:span text:style-name="Source_20_Text"><text:span text:style-name="T95">(the user that uploaded the file)</text:span></text:span></text:p>
      <text:p text:style-name="P8"><text:span text:style-name="Source_20_Text"><text:span text:style-name="T95"><text:tab/></text:span></text:span><text:span text:style-name="Source_20_Text"><text:span text:style-name="T98">(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5">(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5">(foreign key to Task)</text:span></text:span></text:p>
      <text:p text:style-name="P8"><text:span text:style-name="Source_20_Text"><text:tab/>StatusChange: string </text:span><text:span text:style-name="Source_20_Text"><text:span text:style-name="T95">(same values as TaskStatus)</text:span></text:span></text:p>
      <text:p text:style-name="P8"><text:span text:style-name="Source_20_Text"><text:tab/>ChangeTime: timestamp </text:span><text:span text:style-name="Source_20_Text"><text:span text:style-name="T95">(time when the status change occur</text:span></text:span><text:span text:style-name="Source_20_Text"><text:span text:style-name="T96">r</text:span></text:span><text:span text:style-name="Source_20_Text"><text:span text:style-name="T95">ed)</text:span></text:span></text:p>
      <text:p text:style-name="P8"><text:span text:style-name="Source_20_Text"><text:tab/>Message: string </text:span><text:span text:style-name="Source_20_Text"><text:span text:style-name="T95">(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10">actually </text:span>be stored in <text:soft-page-break/>different tables on the database (e.g. <text:span text:style-name="T103">table </text:span><text:span text:style-name="Source_20_Text">MapData(TaskID, FileID, latitude, longitude)</text:span>).</text:p>
      <text:p text:style-name="P8"/>
      <text:p text:style-name="P52">Continues on next page</text:p>
      <text:h text:style-name="P41" text:outline-level="1"/>
      <text:h text:style-name="P43" text:outline-level="1">Parent VM <text:span text:style-name="T112">Component Design</text:span></text:h>
      <text:p text:style-name="Text_20_body"><draw:g text:anchor-type="paragraph" draw:z-index="0" draw:name="Shape2" draw:style-name="gr1"><draw:custom-shape draw:style-name="gr2" draw:text-style-name="P74"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76" svg:width="2.294cm" svg:height="0.615cm" svg:x="12.621cm" svg:y="2.249cm"><draw:text-box><text:p text:style-name="P75"><text:span text:style-name="T174">Parent VM</text:span></text:p></draw:text-box></draw:frame><draw:custom-shape draw:style-name="gr4" draw:text-style-name="P74"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78" svg:width="3.294cm" svg:height="0.549cm" svg:x="8.153cm" svg:y="3.346cm"><draw:text-box><text:p text:style-name="P77"><text:span text:style-name="T174">Dashboard WebApp</text:span></text:p></draw:text-box></draw:frame><draw:custom-shape draw:style-name="gr6" draw:text-style-name="P74"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74"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8" draw:text-style-name="P78" svg:width="2.599cm" svg:height="0.657cm" svg:x="8.153cm" svg:y="6.881cm"><draw:text-box><text:p text:style-name="P77"><text:span text:style-name="T174">Input Coordinator</text:span></text:p></draw:text-box></draw:frame><draw:frame draw:style-name="gr9" draw:text-style-name="P78" svg:width="2.696cm" svg:height="0.655cm" svg:x="15.6cm" svg:y="6.882cm"><draw:text-box><text:p text:style-name="P77"><text:span text:style-name="T174">Output Coordinator</text:span></text:p></draw:text-box></draw:frame><draw:connector draw:style-name="gr10" draw:text-style-name="P79" svg:x1="10.319cm" svg:y1="5.021cm" svg:x2="10.319cm" svg:y2="6.913cm" draw:start-shape="id1" draw:start-glue-point="2" draw:end-shape="id2" draw:end-glue-point="0" svg:d="M10319 5021v1892" svg:viewBox="0 0 2 1894"><text:p/></draw:connector><draw:custom-shape draw:style-name="gr11" draw:text-style-name="P74"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81" svg:width="1.519cm" svg:height="0.528cm" svg:x="2.334cm" svg:y="0.961cm"><draw:text-box><text:p text:style-name="P80"><text:span text:style-name="T175">FileStore</text:span></text:p></draw:text-box></draw:frame><draw:custom-shape draw:style-name="gr13" draw:text-style-name="P74"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82" svg:width="2.05cm" svg:height="0.793cm" svg:x="2.067cm" svg:y="11.098cm"><draw:text-box><text:p text:style-name="P75"><text:span text:style-name="T175">Transaction </text:span></text:p><text:p text:style-name="P75"><text:span text:style-name="T175">Database</text:span></text:p></draw:text-box></draw:frame><draw:connector draw:style-name="gr15" draw:text-style-name="P79" svg:x1="12.485cm" svg:y1="7.92cm" svg:x2="15.586cm" svg:y2="7.927cm" draw:start-shape="id2" draw:start-glue-point="1" draw:end-shape="id3" draw:end-glue-point="3" svg:d="M12485 7920h1550v7h1551" svg:viewBox="0 0 3103 9"><text:p/></draw:connector><draw:frame draw:style-name="gr16" draw:text-style-name="P83" svg:width="2.599cm" svg:height="0.521cm" draw:transform="rotate (0.00890117918517108) translate (12.6594305555556cm 7.70995833333333cm)"><draw:text-box><text:p text:style-name="P77"><text:span text:style-name="T176">duplicate(FileInfo)</text:span></text:p></draw:text-box></draw:frame><draw:frame draw:style-name="gr17" draw:text-style-name="P84" svg:width="2.948cm" svg:height="0.842cm" draw:transform="rotate (0.00959931088596882) translate (8.83884722222222cm 5.49627777777778cm)"><draw:text-box><text:p text:style-name="P77"><text:span text:style-name="T176">FileInfo, </text:span></text:p><text:p text:style-name="P77"><text:span text:style-name="T176">FileContents</text:span></text:p></draw:text-box></draw:frame><draw:connector draw:style-name="gr18" draw:text-style-name="P79" svg:x1="8.153cm" svg:y1="7.92cm" svg:x2="4.249cm" svg:y2="1.192cm" draw:start-shape="id2" draw:start-glue-point="3" draw:end-shape="id4" draw:end-glue-point="8" svg:d="M8153 7920h-1951v-6728h-1953" svg:viewBox="0 0 3905 6729"><text:p/></draw:connector><draw:frame draw:style-name="gr19" draw:text-style-name="P83" svg:width="2.248cm" svg:height="0.856cm" draw:transform="rotate (0.00942477796076938) translate (5.11527777777778cm 2.270125cm)"><draw:text-box><text:p text:style-name="P77"><text:span text:style-name="T176">FileID, </text:span></text:p><text:p text:style-name="P77"><text:span text:style-name="T176">FileContents</text:span></text:p></draw:text-box></draw:frame><draw:connector draw:style-name="gr20" draw:text-style-name="P79" svg:x1="8.153cm" svg:y1="7.92cm" svg:x2="4.249cm" svg:y2="11.328cm" draw:start-shape="id2" draw:start-glue-point="3" draw:end-shape="id5" draw:end-glue-point="8" svg:d="M8153 7920h-1951v3408h-1953" svg:viewBox="0 0 3905 3410"><text:p/></draw:connector><draw:frame draw:style-name="gr21" draw:text-style-name="P84" svg:width="2.331cm" svg:height="1.387cm" draw:transform="rotate (0.00907571211037051) translate (5.02884722222222cm 9.29293055555556cm)"><draw:text-box><text:p text:style-name="P77"><text:span text:style-name="T176">TaskID, </text:span></text:p><text:p text:style-name="P77"><text:span text:style-name="T176">FileID,</text:span></text:p><text:p text:style-name="P77"><text:span text:style-name="T176">FileInfo,</text:span></text:p><text:p text:style-name="P77"><text:span text:style-name="T176">StateUpdate</text:span></text:p></draw:text-box></draw:frame><draw:custom-shape draw:style-name="gr22" draw:text-style-name="P74"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23" draw:text-style-name="P78" xml:id="id6" draw:id="id6" svg:width="2.696cm" svg:height="0.655cm" svg:x="12.393cm" svg:y="13.299cm"><draw:text-box><text:p text:style-name="P77"><text:span text:style-name="T174">DataPipeline X.Y</text:span></text:p></draw:text-box></draw:frame><draw:connector draw:style-name="gr24" draw:text-style-name="P79" svg:x1="10.319cm" svg:y1="8.925cm" svg:x2="13.741cm" svg:y2="13.3cm" draw:start-shape="id2" draw:start-glue-point="2" draw:end-shape="id6" svg:d="M10319 8925v2189h3422v2186" svg:viewBox="0 0 3424 4376"><text:p/></draw:connector><draw:frame draw:style-name="gr25" draw:text-style-name="P85" svg:width="2.095cm" svg:height="0.99cm" draw:transform="rotate (0.00925024503556995) translate (10.6909305555556cm 10.6574166666667cm)"><draw:text-box><text:p text:style-name="P77"><text:span text:style-name="T176">TaskID, </text:span></text:p><text:p text:style-name="P77"><text:span text:style-name="T176">FileID</text:span></text:p></draw:text-box></draw:frame><draw:connector draw:style-name="gr26" draw:text-style-name="P79" svg:x1="16.649cm" svg:y1="13.929cm" svg:x2="17.72cm" svg:y2="8.925cm" draw:start-shape="id7" draw:start-glue-point="1" draw:end-shape="id3" svg:d="M16649 13929h1071v-5004" svg:viewBox="0 0 1072 5006"><text:p/></draw:connector><draw:frame draw:style-name="gr27" draw:text-style-name="P85" svg:width="2.86cm" svg:height="1.352cm" draw:transform="rotate (0.00925024503556995) translate (16.8222083333333cm 10.302875cm)"><draw:text-box><text:p text:style-name="P77"><text:span text:style-name="T176">TaskID, </text:span></text:p><text:p text:style-name="P77"><text:span text:style-name="T176">FileID,</text:span></text:p><text:p text:style-name="P77"><text:span text:style-name="T176">Results or Error</text:span></text:p></draw:text-box></draw:frame><draw:custom-shape draw:style-name="gr28" draw:text-style-name="P74"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29" draw:text-style-name="P78" svg:width="1.479cm" svg:height="0.782cm" svg:x="13.092cm" svg:y="-0.18cm"><draw:text-box><text:p text:style-name="P77"><text:span text:style-name="T174">Users</text:span></text:p></draw:text-box></draw:frame><draw:connector draw:style-name="gr30" draw:text-style-name="P79" svg:x1="12.139cm" svg:y1="0.21cm" svg:x2="10.319cm" svg:y2="3.344cm" draw:start-shape="id8" draw:start-glue-point="3" draw:end-shape="id1" draw:end-glue-point="0" svg:d="M12139 210h-1820v3134" svg:viewBox="0 0 1822 3136"><text:p/></draw:connector><draw:frame draw:style-name="gr31" draw:text-style-name="P84" svg:width="2.948cm" svg:height="0.842cm" draw:transform="rotate (0.00890117918517108) translate (8.83708333333333cm 0.975430555555556cm)"><draw:text-box><text:p text:style-name="P77"><text:span text:style-name="T176">FileInfo,</text:span></text:p><text:p text:style-name="P77"><text:span text:style-name="T176">FileContents</text:span></text:p></draw:text-box></draw:frame><draw:connector draw:style-name="gr32" draw:text-style-name="P79" draw:line-skew="2.639cm" svg:x1="19.856cm" svg:y1="7.927cm" svg:x2="15.519cm" svg:y2="0.21cm" draw:start-shape="id3" draw:start-glue-point="1" draw:end-shape="id8" draw:end-glue-point="1" svg:d="M19856 7927h3138v-7717h-7475" svg:viewBox="0 0 7477 7719"><text:p/></draw:connector><draw:frame draw:style-name="gr33" draw:text-style-name="P83" svg:width="4.499cm" svg:height="1.283cm" draw:transform="rotate (0.00855211333477222) translate (21.1878333333333cm 4.06652777777778cm)"><draw:text-box><text:p text:style-name="P77"><text:span text:style-name="T176">Notification emails</text:span></text:p><text:p text:style-name="P77"><text:span text:style-name="T176">(progress, duplicate </text:span></text:p><text:p text:style-name="P77"><text:span text:style-name="T176">or error)</text:span></text:p></draw:text-box></draw:frame><draw:custom-shape draw:style-name="gr34" draw:text-style-name="P74" svg:width="7.002cm" svg:height="2.7cm" svg:x="11.294cm" svg:y="12.414cm"><text:p/><draw:enhanced-geometry svg:viewBox="0 0 21600 21600" draw:mirror-horizontal="false" draw:mirror-vertical="false" draw:type="rectangle" draw:enhanced-path="M 0 0 L 21600 0 21600 21600 0 21600 0 0 Z N"/></draw:custom-shape><draw:frame draw:style-name="gr35" draw:text-style-name="P76" svg:width="2.292cm" svg:height="0.615cm" svg:x="11.294cm" svg:y="12.4cm"><draw:text-box><text:p text:style-name="P75"><text:span text:style-name="T174">Worker VM.X</text:span></text:p></draw:text-box></draw:frame><draw:connector draw:style-name="gr36" draw:text-style-name="P79" draw:line-skew="2.639cm 3.394cm" svg:x1="19.856cm" svg:y1="7.927cm" svg:x2="3.126cm" svg:y2="12.218cm" draw:start-shape="id3" draw:start-glue-point="1" draw:end-shape="id5" draw:end-glue-point="7" svg:d="M19856 7927h3138v8186h-19868v-3895" svg:viewBox="0 0 19870 8188"><text:p/></draw:connector><draw:frame draw:style-name="gr37" draw:text-style-name="P85" svg:width="3.389cm" svg:height="1.602cm" draw:transform="rotate (0.00890117918517108) translate (21.6905416666667cm 10.8443888888889cm)"><draw:text-box><text:p text:style-name="P77"><text:span text:style-name="T176">TaskID,</text:span></text:p><text:p text:style-name="P77"><text:span text:style-name="T176">FileID,</text:span></text:p><text:p text:style-name="P77"><text:span text:style-name="T176">Results or Error,</text:span></text:p><text:p text:style-name="P77"><text:span text:style-name="T176">StateUpdate</text:span></text:p></draw:text-box></draw:frame></draw:g></text:p>
      <text:p text:style-name="P73">The diagram above shows a more detailed view of the dataflows to and from the components of the Parent VM containers. </text:p>
      <text:h text:style-name="Heading_20_2" text:outline-level="2">Definition of Data Labels</text:h>
      <text:p text:style-name="P55">Before going into a detailed description of how the components work, we define the different kinds of data used by the system.</text:p>
      <text:list xml:id="list1080736695" text:style-name="L6">
        <text:list-item>
          <text:p text:style-name="P56"><text:span text:style-name="T2">FileInfo</text:span> : a collective label for all the basic information about a file (name, size, type, etc)</text:p>
        </text:list-item>
        <text:list-item>
          <text:p text:style-name="P56"><text:span text:style-name="T2">FileContents</text:span> : raw binary contents of a file</text:p>
        </text:list-item>
        <text:list-item>
          <text:p text:style-name="P56"><text:span text:style-name="T2">FileID</text:span> : a key that uniquely identifies a file</text:p>
        </text:list-item>
        <text:list-item>
          <text:p text:style-name="P56"><text:span text:style-name="T2">TaskID</text:span> : a key that uniquely identifies a task. Is generated as a new task is written to the database</text:p>
        </text:list-item>
        <text:list-item>
          <text:p text:style-name="P56"><text:span text:style-name="T2">StateUpdate</text:span> : a collective label for the changes required to update the TaskStatus and TaskLog entries of a Task to reflect a new state</text:p>
        </text:list-item>
        <text:list-item>
          <text:p text:style-name="P56"><text:span text:style-name="T2">Results</text:span> : a <text:span text:style-name="T117">collective label</text:span> for the computed results after the FileContents have been processed by the 5 step data pipeline</text:p>
        </text:list-item>
        <text:list-item>
          <text:p text:style-name="P56"><text:span text:style-name="T2">Error</text:span> : the information <text:span text:style-name="T116">of the</text:span> details <text:span text:style-name="T116">of </text:span>an error that occurred when trying to process the data at any point in the system</text:p>
        </text:list-item>
      </text:list>
      <text:h text:style-name="Heading_20_2" text:outline-level="2">Component Descriptions</text:h>
      <text:p text:style-name="P57">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18">section</text:span> on the rationale for the choices made in their design.</text:p>
      <text:h text:style-name="Heading_20_3" text:outline-level="3">Dashboard WebApp</text:h>
      <text:p text:style-name="P59"><text:span text:style-name="T119">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58"/>
      <text:p text:style-name="P58">From the <text:span text:style-name="T120">standpoint</text:span> of the system, the dashboard app is a simple pass-through that just accept uploads from a user and passes it on to the Input Coordinator. </text:p>
      <text:p text:style-name="P58"/>
      <text:h text:style-name="P29" text:outline-level="3">Input Coordinator</text:h>
      <text:p text:style-name="P60">Pseudocode:</text:p>
      <text:p text:style-name="P30"><text:span text:style-name="Source_20_Text"><text:span text:style-name="T99">(</text:span></text:span><text:span text:style-name="Source_20_Text"><text:span text:style-name="T100">UploadHandler: </text:span></text:span><text:span text:style-name="Source_20_Text"><text:span text:style-name="T99">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21">compute FileID from FileContents</text:span></text:span></text:p>
      <text:p text:style-name="Pseudocode"><text:span text:style-name="Source_20_Text"><text:tab/></text:span><text:span text:style-name="Source_20_Text"><text:span text:style-name="T121">if FileID already in FileStore:</text:span></text:span></text:p>
      <text:p text:style-name="Pseudocode"><text:span text:style-name="Source_20_Text"><text:tab/><text:tab/></text:span><text:span text:style-name="Source_20_Text"><text:span text:style-name="T121">send dup_file(FileInfo) event to OutputCoordinator</text:span></text:span></text:p>
      <text:p text:style-name="Pseudocode"><text:span text:style-name="Source_20_Text"><text:tab/></text:span><text:span text:style-name="Source_20_Text"><text:span text:style-name="T121">else:</text:span></text:span></text:p>
      <text:p text:style-name="Pseudocode"><text:span text:style-name="Source_20_Text"><text:tab/><text:tab/></text:span><text:span text:style-name="Source_20_Text"><text:span text:style-name="T121">store FileID, FileContents in FileStore</text:span></text:span></text:p>
      <text:p text:style-name="Pseudocode"><text:span text:style-name="Source_20_Text"><text:tab/><text:tab/></text:span><text:span text:style-name="Source_20_Text"><text:span text:style-name="T122">add Task in DB from FileID, FileContents with state UPLOADED</text:span></text:span></text:p>
      <text:p text:style-name="Pseudocode"><text:span text:style-name="Source_20_Text"/></text:p>
      <text:p text:style-name="P30"><text:span text:style-name="Source_20_Text"><text:span text:style-name="T99">(</text:span></text:span><text:span text:style-name="Source_20_Text"><text:span text:style-name="T100">TaskAllocator: </text:span></text:span><text:span text:style-name="Source_20_Text"><text:span text:style-name="T99">handling task request from DataPipeline)</text:span></text:span></text:p>
      <text:p text:style-name="P30"><text:span text:style-name="Source_20_Text"><text:span text:style-name="T121">while true:</text:span></text:span></text:p>
      <text:p text:style-name="P30"><text:span text:style-name="Source_20_Text"><text:tab/></text:span><text:span text:style-name="Source_20_Text"><text:span text:style-name="T121">wait for TaskRequest from DataPilelines</text:span></text:span></text:p>
      <text:p text:style-name="P30"><text:span text:style-name="Source_20_Text"><text:tab/></text:span><text:span text:style-name="Source_20_Text"><text:span text:style-name="T121">if exists a Task with state == UPLOADED:</text:span></text:span></text:p>
      <text:p text:style-name="P30"><text:span text:style-name="Source_20_Text"><text:tab/><text:tab/></text:span><text:span text:style-name="Source_20_Text"><text:span text:style-name="T124">find oldest Task with state == UPLOADED</text:span></text:span></text:p>
      <text:p text:style-name="P30"><text:span text:style-name="Source_20_Text"><text:tab/><text:tab/></text:span><text:span text:style-name="Source_20_Text"><text:span text:style-name="T121">reply with TaskID, FileID of the Task</text:span></text:span></text:p>
      <text:p text:style-name="P30"><text:span text:style-name="Source_20_Text"><text:tab/><text:tab/></text:span><text:span text:style-name="Source_20_Text"><text:span text:style-name="T125">apply a StateUpdate to change the Task to the PROCESSING state</text:span></text:span></text:p>
      <text:p text:style-name="P30"><text:span text:style-name="Source_20_Text"><text:tab/></text:span><text:span text:style-name="Source_20_Text"><text:span text:style-name="T123">else:</text:span></text:span></text:p>
      <text:p text:style-name="P30"><text:span text:style-name="Source_20_Text"><text:tab/><text:tab/></text:span><text:span text:style-name="Source_20_Text"><text:span text:style-name="T123">reply with No Task available</text:span></text:span></text:p>
      <text:p text:style-name="Standard"><text:span text:style-name="Source_20_Text"/></text:p>
      <text:p text:style-name="Text_20_body"><text:span text:style-name="Source_20_Text"><text:span text:style-name="T127">The input coordinator has 2 subcomponents running at the same time: </text:span></text:span><text:span text:style-name="Source_20_Text"><text:span text:style-name="T128">the </text:span></text:span><text:span text:style-name="Source_20_Text"><text:span text:style-name="T10">UploadHandler</text:span></text:span><text:span text:style-name="Source_20_Text"><text:span text:style-name="T128"> which accepts </text:span></text:span><text:span text:style-name="Source_20_Text"><text:span text:style-name="T127">uploads from the WebApp, and </text:span></text:span><text:span text:style-name="Source_20_Text"><text:span text:style-name="T128">the </text:span></text:span><text:span text:style-name="Source_20_Text"><text:span text:style-name="T10">TaskAllocator</text:span></text:span><text:span text:style-name="Source_20_Text"><text:span text:style-name="T128"> which handles</text:span></text:span><text:span text:style-name="Source_20_Text"><text:span text:style-name="T127"> TaskRequests from the system’s DataPipeline containers. </text:span></text:span><text:span text:style-name="Source_20_Text"><text:span text:style-name="T130">In implementation these will just be HTTP request handlers listening on 2 different ports.</text:span></text:span></text:p>
      <text:p text:style-name="Text_20_body"><text:span text:style-name="Source_20_Text"><text:span text:style-name="T128">The </text:span></text:span><text:span text:style-name="Source_20_Text"><text:span text:style-name="T129">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31">The </text:span></text:span><text:span text:style-name="Source_20_Text"><text:span text:style-name="T152">TaskAllocator</text:span></text:span><text:span text:style-name="Source_20_Text"><text:span text:style-name="T131"> deals with the other side: it listens for TaskRequests from the system’s DataPipelines </text:span></text:span><text:span text:style-name="Source_20_Text"><text:span text:style-name="T132">and allocates any Tasks in the UPLOADED state to these requests in a first-in-first-out order. </text:span></text:span></text:p>
      <text:p text:style-name="Text_20_body"><text:span text:style-name="Source_20_Text"><text:span text:style-name="T133">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4">This is </text:span></text:span><text:span text:style-name="Source_20_Text"><text:span text:style-name="T136">also </text:span></text:span><text:span text:style-name="Source_20_Text"><text:span text:style-name="T134">in line with the general principles of the design of Kubernetes, which uses a similar architecture, </text:span></text:span><text:span text:style-name="Source_20_Text"><text:span text:style-name="T135">which should create less framework friction (i.e. trying to do what the framework doesn’t want you to do) during implementation.</text:span></text:span></text:p>
      <text:p text:style-name="P37"><text:span text:style-name="Source_20_Text"><text:span text:style-name="T135"/></text:span></text:p>
      <text:p text:style-name="P37"><text:span text:style-name="Source_20_Text"><text:span text:style-name="T135"/></text:span></text:p>
      <text:h text:style-name="P29" text:outline-level="3"><text:span text:style-name="Source_20_Text"><text:span text:style-name="T126">Output Coordinator</text:span></text:span></text:h>
      <text:p text:style-name="P38"><text:span text:style-name="Source_20_Text"><text:span text:style-name="T137">Pseudocode:</text:span></text:span></text:p>
      <text:p text:style-name="P31"><text:span text:style-name="Source_20_Text"><text:span text:style-name="T153">while true:</text:span></text:span></text:p>
      <text:p text:style-name="P31"><text:span text:style-name="Source_20_Text"><text:tab/></text:span><text:span text:style-name="Source_20_Text"><text:span text:style-name="T153">listen to events from Input Coordinator and DataPipelines</text:span></text:span></text:p>
      <text:p text:style-name="P31"><text:span text:style-name="Source_20_Text"><text:tab/></text:span><text:span text:style-name="Source_20_Text"><text:span text:style-name="T153">if event == dup_file(FileInfo) from Input Coordinator:</text:span></text:span></text:p>
      <text:p text:style-name="P31"><text:span text:style-name="Source_20_Text"><text:tab/><text:tab/></text:span><text:span text:style-name="Source_20_Text"><text:span text:style-name="T153">send duplicate document email to Users</text:span></text:span></text:p>
      <text:p text:style-name="P31"><text:span text:style-name="Source_20_Text"><text:tab/></text:span><text:span text:style-name="Source_20_Text"><text:span text:style-name="T153">elseif event == (TaskID, FileID, results) from DataPipeline:</text:span></text:span></text:p>
      <text:p text:style-name="P31"><text:span text:style-name="Source_20_Text"><text:tab/><text:tab/></text:span><text:span text:style-name="Source_20_Text"><text:span text:style-name="T154">store (TaskID, FileID, results) in DB</text:span></text:span></text:p>
      <text:p text:style-name="P31"><text:span text:style-name="Source_20_Text"><text:tab/><text:tab/></text:span><text:span text:style-name="Source_20_Text"><text:span text:style-name="T154">perform StateUpdate on Task to set state to DONE</text:span></text:span></text:p>
      <text:p text:style-name="P31"><text:span text:style-name="Source_20_Text"><text:tab/><text:tab/></text:span><text:span text:style-name="Source_20_Text"><text:span text:style-name="T154">if (number of DONE Tasks % 1000 == 0):</text:span></text:span></text:p>
      <text:p text:style-name="P31"><text:span text:style-name="Source_20_Text"><text:tab/><text:tab/><text:tab/></text:span><text:span text:style-name="Source_20_Text"><text:span text:style-name="T154">send progress email to Users</text:span></text:span></text:p>
      <text:p text:style-name="P31"><text:span text:style-name="Source_20_Text"><text:tab/></text:span><text:span text:style-name="Source_20_Text"><text:span text:style-name="T153">elseif event == (TaskID, FileID, error) from DataPipeline:</text:span></text:span></text:p>
      <text:p text:style-name="P31"><text:span text:style-name="Source_20_Text"><text:tab/><text:tab/></text:span><text:span text:style-name="Source_20_Text"><text:span text:style-name="T155">perform StateUpdate on Task to set state to ERROR</text:span></text:span></text:p>
      <text:p text:style-name="P31"><text:span text:style-name="Source_20_Text"><text:tab/><text:tab/></text:span><text:span text:style-name="Source_20_Text"><text:span text:style-name="T155">send document error email to Users</text:span></text:span></text:p>
      <text:p text:style-name="Standard"><text:span text:style-name="Source_20_Text"><text:span text:style-name="T126"/></text:span></text:p>
      <text:p text:style-name="Text_20_body"><text:span text:style-name="Source_20_Text"><text:span text:style-name="T138">The Output Coordinator is a simple event handler that listens for events from DataPipelines and the Input Coordinator and performs the </text:span></text:span><text:span text:style-name="Source_20_Text"><text:span text:style-name="T139">corresponding</text:span></text:span><text:span text:style-name="Source_20_Text"><text:span text:style-name="T138"> action. </text:span></text:span><text:span text:style-name="Source_20_Text"><text:span text:style-name="T140">In implementation this is just an HTTP request handler listening at a given port.</text:span></text:span></text:p>
      <text:p text:style-name="P39"><text:span text:style-name="Source_20_Text"><text:span text:style-name="T138"/></text:span></text:p>
      <text:h text:style-name="Heading_20_3" text:outline-level="3"><text:span text:style-name="Source_20_Text"><text:span text:style-name="T126">Additional Considerations</text:span></text:span></text:h>
      <text:p text:style-name="P61"><text:span text:style-name="Source_20_Text"><text:span text:style-name="T141">Since the Parent VM hosts both the coordination infrastructure and the user-facing dashboard webapp, it is best to overprovision its containers to ensure that there are no </text:span></text:span><text:span text:style-name="Source_20_Text"><text:span text:style-name="T145">resource shortages</text:span></text:span><text:span text:style-name="Source_20_Text"><text:span text:style-name="T141"> that could affect either the user experience or bring down coordination tasks that will have system-wide effects. Given the small number of users </text:span></text:span><text:span text:style-name="Source_20_Text"><text:span text:style-name="T146">and an expected low number of messages per second </text:span></text:span><text:span text:style-name="Source_20_Text"><text:span text:style-name="T147">to process</text:span></text:span><text:span text:style-name="Source_20_Text"><text:span text:style-name="T141">, CPU utilization is expected to be pretty low, while memory and intermediate storage use could potentially be high if file sizes get too </text:span></text:span><text:span text:style-name="Source_20_Text"><text:span text:style-name="T149">large</text:span></text:span><text:span text:style-name="Source_20_Text"><text:span text:style-name="T141">. </text:span></text:span></text:p>
      <text:p text:style-name="P61"><text:span text:style-name="Source_20_Text"><text:span text:style-name="T142">However, if actual usage shows that there is enough unused resources on the Parent VM, Kubernetes should make it possible to run a few DataPipeline </text:span></text:span><text:span text:style-name="Source_20_Text"><text:span text:style-name="T143">containers</text:span></text:span><text:span text:style-name="Source_20_Text"><text:span text:style-name="T142"> on the parent </text:span></text:span><text:span text:style-name="Source_20_Text"><text:span text:style-name="T150">VM </text:span></text:span><text:span text:style-name="Source_20_Text"><text:span text:style-name="T142">as well to increase utilization and throughput, </text:span></text:span><text:span text:style-name="Source_20_Text"><text:span text:style-name="T144">as long as the appropriate quotas are set to make sure the coordination and user facing containers have enough </text:span></text:span><text:span text:style-name="Source_20_Text"><text:span text:style-name="T151">resources </text:span></text:span><text:span text:style-name="Source_20_Text"><text:span text:style-name="T148">for smooth operation.</text:span></text:span></text:p>
      <text:p text:style-name="P39"><text:span text:style-name="Source_20_Text"><text:span text:style-name="T126"/></text:span></text:p>
      <text:h text:style-name="P42" text:outline-level="1">Worker VM Component Design</text:h>
      <text:p text:style-name="P53"><draw:g text:anchor-type="paragraph" draw:z-index="1" draw:name="Shape3" draw:style-name="gr1"><draw:custom-shape draw:style-name="gr38" draw:text-style-name="P74" svg:width="5.934cm" svg:height="11.99cm" svg:x="6.421cm" svg:y="4.096cm"><text:p/><draw:enhanced-geometry svg:viewBox="0 0 21600 21600" draw:mirror-horizontal="false" draw:mirror-vertical="false" draw:type="rectangle" draw:enhanced-path="M 0 0 L 21600 0 21600 21600 0 21600 0 0 Z N"/></draw:custom-shape><draw:frame draw:style-name="gr39" draw:text-style-name="P76" svg:width="2.408cm" svg:height="0.646cm" svg:x="9.964cm" svg:y="4.126cm"><draw:text-box><text:p text:style-name="P75"><text:span text:style-name="T174">Worker VM.X</text:span></text:p></draw:text-box></draw:frame><draw:custom-shape draw:style-name="gr40" draw:text-style-name="P74"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41" draw:text-style-name="P78" svg:width="2.063cm" svg:height="0.479cm" svg:x="6.832cm" svg:y="5.814cm"><draw:text-box><text:p text:style-name="P77"><text:span text:style-name="T174">TaskReceiver</text:span></text:p></draw:text-box></draw:frame><draw:custom-shape draw:style-name="gr42" draw:text-style-name="P74"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43" draw:text-style-name="P78" svg:width="1.472cm" svg:height="0.533cm" svg:x="6.832cm" svg:y="8.038cm"><draw:text-box><text:p text:style-name="P77"><text:span text:style-name="T174">Executor</text:span></text:p></draw:text-box></draw:frame><draw:connector draw:style-name="gr44" draw:text-style-name="P79" svg:x1="8.661cm" svg:y1="6.292cm" svg:x2="8.661cm" svg:y2="7.98cm" draw:start-shape="id9" draw:start-glue-point="2" draw:end-shape="id10" draw:end-glue-point="0" svg:d="M8661 6292v1688" svg:viewBox="0 0 2 1690"><text:p/></draw:connector><draw:frame draw:style-name="gr45" draw:text-style-name="P84" svg:width="2.156cm" svg:height="0.957cm" draw:transform="rotate (0.00977384381116825) translate (7.74523611111111cm 6.47447222222222cm)"><draw:text-box><text:p text:style-name="P77"><text:span text:style-name="T176">TaskID,</text:span></text:p><text:p text:style-name="P77"><text:span text:style-name="T176">FileID,</text:span></text:p><text:p text:style-name="P77"><text:span text:style-name="T176">FileContents</text:span></text:p></draw:text-box></draw:frame><draw:frame draw:style-name="gr46" draw:text-style-name="P78" svg:width="2.063cm" svg:height="0.479cm" svg:x="6.832cm" svg:y="15.101cm"><draw:text-box><text:p text:style-name="P77"><text:span text:style-name="T174">ResultSender</text:span></text:p></draw:text-box></draw:frame><draw:custom-shape draw:style-name="gr47" draw:text-style-name="P74"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48" draw:text-style-name="P79" svg:x1="8.661cm" svg:y1="13.469cm" svg:x2="8.661cm" svg:y2="15.099cm" draw:start-shape="id10" draw:start-glue-point="2" draw:end-shape="id11" draw:end-glue-point="0" svg:d="M8661 13469v1630" svg:viewBox="0 0 2 1632"><text:p/></draw:connector><draw:frame draw:style-name="gr49" draw:text-style-name="P84" svg:width="2.692cm" svg:height="1.01cm" draw:transform="rotate (0.00977384381116825) translate (7.62881944444445cm 13.6525cm)"><draw:text-box><text:p text:style-name="P77"><text:span text:style-name="T176">TaskID,</text:span></text:p><text:p text:style-name="P77"><text:span text:style-name="T176">FileID,</text:span></text:p><text:p text:style-name="P77"><text:span text:style-name="T176">Results or Error</text:span></text:p></draw:text-box></draw:frame><draw:custom-shape draw:style-name="gr50" draw:text-style-name="P74"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81" svg:width="1.281cm" svg:height="0.445cm" svg:x="1.282cm" svg:y="5.837cm"><draw:text-box><text:p text:style-name="P80"><text:span text:style-name="T175">FileStore</text:span></text:p></draw:text-box></draw:frame><draw:connector draw:style-name="gr52" draw:text-style-name="P79" svg:x1="2.9cm" svg:y1="6.031cm" svg:x2="6.832cm" svg:y2="6.052cm" draw:start-shape="id12" draw:start-glue-point="8" draw:end-shape="id9" draw:end-glue-point="3" svg:d="M2900 6031h1967v21h1965" svg:viewBox="0 0 3933 23"><text:p/></draw:connector><draw:frame draw:style-name="gr53" draw:text-style-name="P84" svg:width="2.278cm" svg:height="0.526cm" draw:transform="rotate (0.00925024503556995) translate (3.57363888888889cm 5.77673611111111cm)"><draw:text-box><text:p text:style-name="P77"><text:span text:style-name="T176">FileContents</text:span></text:p></draw:text-box></draw:frame><draw:custom-shape draw:style-name="gr54" draw:text-style-name="P74" svg:width="4.137cm" svg:height="10.808cm" svg:x="6.615cm" svg:y="4.941cm"><text:p/><draw:enhanced-geometry svg:viewBox="0 0 21600 21600" draw:mirror-horizontal="false" draw:mirror-vertical="false" draw:type="rectangle" draw:enhanced-path="M 0 0 L 21600 0 21600 21600 0 21600 0 0 Z N"/></draw:custom-shape><draw:frame draw:style-name="gr55" draw:text-style-name="P78" svg:width="2.534cm" svg:height="0.586cm" svg:x="6.53cm" svg:y="4.941cm"><draw:text-box><text:p text:style-name="P77"><text:span text:style-name="T174">DataPipeline X.Y</text:span></text:p></draw:text-box></draw:frame><draw:custom-shape draw:style-name="gr56" draw:text-style-name="P74"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7" draw:text-style-name="P78" xml:id="id15" draw:id="id15" svg:width="0.846cm" svg:height="0.533cm" svg:x="8.28cm" svg:y="8.825cm"><draw:text-box><text:p text:style-name="P77"><text:span text:style-name="T174">D1</text:span></text:p></draw:text-box></draw:frame><draw:custom-shape draw:style-name="gr58" draw:text-style-name="P74"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9" draw:text-style-name="P78" svg:width="0.846cm" svg:height="0.535cm" svg:x="8.28cm" svg:y="11.526cm"><draw:text-box><text:p text:style-name="P77"><text:span text:style-name="T174">D5</text:span></text:p></draw:text-box></draw:frame><draw:connector draw:style-name="gr60" draw:text-style-name="P74" draw:type="curve" draw:line-skew="-0.237cm" svg:x1="8.659cm" svg:y1="9.416cm" svg:x2="9.04cm" svg:y2="9.077cm" draw:start-shape="id13" draw:start-glue-point="2" draw:end-shape="id13" draw:end-glue-point="1" svg:d="M8659 9416c0 391 442 327 723 144 281-182 406-483-342-483" svg:viewBox="0 0 944 630"><text:p/></draw:connector><draw:connector draw:style-name="gr61" draw:text-style-name="P79" svg:x1="8.659cm" svg:y1="9.416cm" svg:x2="8.659cm" svg:y2="11.441cm" draw:start-shape="id13" draw:start-glue-point="2" draw:end-shape="id14" draw:end-glue-point="0" svg:d="M8659 9416v2025" svg:viewBox="0 0 2 2027"><text:p/></draw:connector><draw:frame draw:style-name="gr62" draw:text-style-name="P84" svg:width="0.486cm" svg:height="0.184cm" draw:transform="rotate (0.00733038285837618) translate (9.39976388888889cm 11.9521111111111cm)"><draw:text-box><text:p text:style-name="P77"><text:span text:style-name="T176">retry</text:span></text:p></draw:text-box></draw:frame><draw:frame draw:style-name="gr63" draw:text-style-name="P84" svg:width="0.163cm" svg:height="1.197cm" draw:transform="rotate (0.0108210413623648) translate (8.53369444444444cm 9.74119444444444cm)"><draw:text-box><text:p text:style-name="P77"><text:span text:style-name="T176">.</text:span></text:p><text:p text:style-name="P77"><text:span text:style-name="T176">.</text:span></text:p><text:p text:style-name="P77"><text:span text:style-name="T176">.</text:span></text:p><text:p text:style-name="P77"><text:span text:style-name="T176">.</text:span></text:p></draw:text-box></draw:frame><draw:connector draw:style-name="gr64" draw:text-style-name="P74" draw:type="curve" draw:line-skew="-0.239cm" svg:x1="8.659cm" svg:y1="12.117cm" svg:x2="9.04cm" svg:y2="11.778cm" draw:start-shape="id14" draw:start-glue-point="2" draw:end-shape="id14" draw:end-glue-point="1" svg:d="M8659 12117c0 388 442 324 723 143s406-482-342-482" svg:viewBox="0 0 944 626"><text:p/></draw:connector><draw:frame draw:style-name="gr65" draw:text-style-name="P84" svg:width="0.486cm" svg:height="0.181cm" draw:transform="rotate (0.0109955742875643) translate (9.350375cm 9.05151388888889cm)"><draw:text-box><text:p text:style-name="P77"><text:span text:style-name="T176">retry</text:span></text:p></draw:text-box></draw:frame><draw:connector draw:style-name="gr66" draw:text-style-name="P79" draw:line-skew="-0.276cm 1.674cm" svg:x1="8.28cm" svg:y1="9.091cm" svg:x2="8.662cm" svg:y2="13.421cm" draw:start-shape="id15" draw:start-glue-point="3" draw:end-shape="id16" draw:end-glue-point="0" svg:d="M8280 9091h-776v3972h1158v358" svg:viewBox="0 0 1161 4332"><text:p/></draw:connector><draw:custom-shape draw:style-name="gr67" draw:text-style-name="P74"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68" draw:text-style-name="P79" svg:x1="8.659cm" svg:y1="12.116cm" svg:x2="8.662cm" svg:y2="13.421cm" draw:start-shape="id14" draw:start-glue-point="2" draw:end-shape="id16" draw:end-glue-point="0" svg:d="M8659 12116v653h3v652" svg:viewBox="0 0 5 1307"><text:p/></draw:connector><draw:frame draw:style-name="gr69" draw:text-style-name="P84" svg:width="0.731cm" svg:height="0.366cm" draw:transform="rotate (0.0120427718387609) translate (7.08554166666667cm 12.9046111111111cm)"><draw:text-box><text:p text:style-name="P77"><text:span text:style-name="T176">Retry</text:span></text:p><text:p text:style-name="P77"><text:span text:style-name="T176">error</text:span></text:p></draw:text-box></draw:frame><draw:frame draw:style-name="gr70" draw:text-style-name="P84" svg:width="0.997cm" svg:height="0.255cm" draw:transform="rotate (0.0106465084371654) translate (8.20384722222222cm 12.5457777777778cm)"><draw:text-box><text:p text:style-name="P77"><text:span text:style-name="T176">Results</text:span></text:p></draw:text-box></draw:frame><draw:custom-shape draw:style-name="gr71" draw:text-style-name="P74"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72" draw:text-style-name="P79" svg:x1="8.662cm" svg:y1="8.023cm" svg:x2="8.659cm" svg:y2="8.741cm" draw:start-shape="id17" draw:start-glue-point="2" draw:end-shape="id13" draw:end-glue-point="0" svg:d="M8662 8023v356h-3v362" svg:viewBox="0 0 5 720"><text:p/></draw:connector><draw:custom-shape draw:style-name="gr73" draw:text-style-name="P74" svg:width="8.021cm" svg:height="1.691cm" svg:x="7.881cm" svg:y="0.212cm"><text:p/><draw:enhanced-geometry svg:viewBox="0 0 21600 21600" draw:mirror-horizontal="false" draw:mirror-vertical="false" draw:type="rectangle" draw:enhanced-path="M 0 0 L 21600 0 21600 21600 0 21600 0 0 Z N"/></draw:custom-shape><draw:frame draw:style-name="gr74" draw:text-style-name="P76" svg:width="1.936cm" svg:height="0.519cm" svg:x="10.864cm" svg:y="0.212cm"><draw:text-box><text:p text:style-name="P75"><text:span text:style-name="T174">Parent VM</text:span></text:p></draw:text-box></draw:frame><draw:custom-shape draw:style-name="gr75" draw:text-style-name="P74"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76" draw:text-style-name="P74"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77" draw:text-style-name="P78" svg:width="2.197cm" svg:height="0.553cm" svg:x="8.102cm" svg:y="1cm"><draw:text-box><text:p text:style-name="P77"><text:span text:style-name="T174">Input Coordinator</text:span></text:p></draw:text-box></draw:frame><draw:frame draw:style-name="gr78" draw:text-style-name="P78" svg:width="2.274cm" svg:height="0.551cm" svg:x="12.113cm" svg:y="1.002cm"><draw:text-box><text:p text:style-name="P77"><text:span text:style-name="T174">Output Coordinator</text:span></text:p></draw:text-box></draw:frame><draw:connector draw:style-name="gr79" draw:text-style-name="P79" svg:x1="9.931cm" svg:y1="1.648cm" svg:x2="8.661cm" svg:y2="5.813cm" draw:start-shape="id18" draw:start-glue-point="2" draw:end-shape="id9" draw:end-glue-point="0" svg:d="M9931 1648v2084h-1270v2081" svg:viewBox="0 0 1272 4166"><text:p/></draw:connector><draw:frame draw:style-name="gr80" draw:text-style-name="P84" svg:width="1.682cm" svg:height="0.832cm" draw:transform="rotate (0.00942477796076938) translate (9.24983333333334cm 2.37243055555556cm)"><draw:text-box><text:p text:style-name="P77"><text:span text:style-name="T176">TaskID,</text:span></text:p><text:p text:style-name="P77"><text:span text:style-name="T176">FileID</text:span></text:p></draw:text-box></draw:frame><draw:connector draw:style-name="gr81" draw:text-style-name="P79" draw:line-skew="0.783cm" svg:x1="8.661cm" svg:y1="15.58cm" svg:x2="13.903cm" svg:y2="1.648cm" draw:start-shape="id11" draw:start-glue-point="2" draw:end-shape="id19" draw:end-glue-point="2" svg:d="M8661 15580v1284h5242v-15216" svg:viewBox="0 0 5244 15217"><text:p/></draw:connector><draw:frame draw:style-name="gr82" draw:text-style-name="P84" svg:width="2.694cm" svg:height="1.01cm" draw:transform="rotate (0.00977384381116825) translate (13.1145138888889cm 8.93409722222222cm)"><draw:text-box><text:p text:style-name="P77"><text:span text:style-name="T176">TaskID,</text:span></text:p><text:p text:style-name="P77"><text:span text:style-name="T176">FileID,</text:span></text:p><text:p text:style-name="P77"><text:span text:style-name="T176">Results or Error</text:span></text:p></draw:text-box></draw:frame></draw:g></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he diagram above is a more detailed view of the dataflows of the worker VM components.</text:p>
      <text:h text:style-name="P29" text:outline-level="3">DataPipeline</text:h>
      <text:p text:style-name="P62">Pseudocode:</text:p>
      <text:p text:style-name="P35">(Task<text:span text:style-name="T156">Requester</text:span>)</text:p>
      <text:p text:style-name="P32">while true:</text:p>
      <text:p text:style-name="P32"><text:tab/>wait(POLL_<text:span text:style-name="T167">INTERVAL</text:span>)</text:p>
      <text:p text:style-name="P32"><text:tab/>if Executor is <text:span text:style-name="T166">READY</text:span>:</text:p>
      <text:p text:style-name="P32"><text:tab/><text:tab/>send TaskRequest to Input Coordinator</text:p>
      <text:p text:style-name="P32"><text:tab/><text:tab/>if Task(TaskID, FileID) received</text:p>
      <text:p text:style-name="P32"><text:tab/><text:tab/><text:tab/>fetch FileContents from FileStore using FileID</text:p>
      <text:p text:style-name="P32"><text:tab/><text:tab/><text:tab/><text:span text:style-name="T164">send</text:span> (TaskID, FileID, FileContents) <text:span text:style-name="T164">to Executor</text:span></text:p>
      <text:p text:style-name="P32"/>
      <text:p text:style-name="P36">(Executor)</text:p>
      <text:p text:style-name="P32">while true:</text:p>
      <text:p text:style-name="P32"><text:tab/>wait for (TaskID, FileID, FileContents) from TaskRequester</text:p>
      <text:p text:style-name="P32"><text:tab/><text:span text:style-name="T160">set state to BUSY, clear Errors</text:span></text:p>
      <text:p text:style-name="P32"><text:tab/><text:span text:style-name="T157">stepInput = fileContents</text:span></text:p>
      <text:p text:style-name="P32"><text:tab/>for dataStep in [D1...D5]:</text:p>
      <text:p text:style-name="P32"><text:tab/><text:tab/><text:span text:style-name="T157">retries = 0</text:span></text:p>
      <text:p text:style-name="P32"><text:tab/><text:tab/><text:span text:style-name="T163">while retries &lt;= 3:</text:span></text:p>
      <text:p text:style-name="P32"><text:tab/><text:tab/><text:tab/><text:span text:style-name="T157">stepResult = dataStep(stepInput)</text:span></text:p>
      <text:p text:style-name="P32"><text:tab/><text:tab/><text:tab/><text:span text:style-name="T157">if no error:</text:span></text:p>
      <text:p text:style-name="P32"><text:tab/><text:tab/><text:tab/><text:tab/><text:span text:style-name="T157">stepInput = stepResult</text:span></text:p>
      <text:p text:style-name="P32"><text:tab/><text:tab/><text:tab/><text:tab/><text:span text:style-name="T168">break </text:span><text:span text:style-name="T101">(out of retry loop)</text:span></text:p>
      <text:p text:style-name="P32"><text:tab/><text:tab/><text:span text:style-name="T165">set RetryError </text:span><text:span text:style-name="T102">(maximum retries reached)</text:span></text:p>
      <text:p text:style-name="P32"><text:tab/><text:span text:style-name="T160">if no error:</text:span></text:p>
      <text:p text:style-name="P32"><text:tab/><text:tab/><text:span text:style-name="T162">Results = stepInput</text:span></text:p>
      <text:p text:style-name="P32"><text:tab/><text:tab/><text:span text:style-name="T158">send (TaskID, FileID, Results) to ResultSender</text:span></text:p>
      <text:p text:style-name="P32"><text:tab/><text:span text:style-name="T165">else:</text:span></text:p>
      <text:p text:style-name="P33"><text:tab/><text:tab/><text:span text:style-name="T157">send (TaskID, FileID, RetryError) to ResultSender</text:span></text:p>
      <text:p text:style-name="P32"><text:tab/><text:span text:style-name="T160">set state to READY</text:span></text:p>
      <text:p text:style-name="P32"/>
      <text:p text:style-name="P36">(ResultSender)</text:p>
      <text:p text:style-name="P34">while true:</text:p>
      <text:p text:style-name="P34"><text:tab/>wait for (TaskID, FileID, Results or Error) from <text:span text:style-name="T159">Executor</text:span></text:p>
      <text:p text:style-name="P34"><text:tab/><text:span text:style-name="T161">if results:</text:span></text:p>
      <text:p text:style-name="P34"><text:tab/><text:tab/><text:span text:style-name="T161">send (TaskID, FileID, Results) to Output Coordinator</text:span></text:p>
      <text:p text:style-name="P34"><text:tab/><text:span text:style-name="T161">else if error:</text:span></text:p>
      <text:p text:style-name="P34"><text:tab/><text:tab/><text:span text:style-name="T161">send (TaskID, FileID, Error) to Output Coordinator</text:span></text:p>
      <text:p text:style-name="P62"/>
      <text:p text:style-name="P64">The DataPipeline has 3 subcomponents: the <text:span text:style-name="T2">TaskRequester</text:span> that periodically requests tasks from the Input 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 Coordinator.</text:p>
      <text:p text:style-name="P65">In terms of implementation, <text:span text:style-name="T171">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72">expected</text:span> to consume a lot of resources and can cause process-ending faults like Out of Memory errors. <text:span text:style-name="T170">If they are run as separate processes, the TaskRequester and ResultSender would still be running and can monitor the failure of the Executor and take the necessary action (in this case the ResultSender would send a document error message to the Output Coordinator and then restart the Executor).</text:span></text:p>
      <text:h text:style-name="P42" text:outline-level="1">Additional System Design</text:h>
      <text:h text:style-name="Heading_20_2" text:outline-level="2">Detailed Logging</text:h>
      <text:p text:style-name="P66"/>
      <text:h text:style-name="Heading_20_2" text:outline-level="2">System Failure Recovery</text:h>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1T22:50:39.760000000</dc:date>
    <meta:editing-duration>P1DT2H23M2S</meta:editing-duration>
    <meta:editing-cycles>345</meta:editing-cycles>
    <meta:generator>LibreOffice/5.4.3.2$Windows_X86_64 LibreOffice_project/92a7159f7e4af62137622921e809f8546db437e5</meta:generator>
    <meta:document-statistic meta:table-count="0" meta:image-count="0" meta:object-count="0" meta:page-count="15" meta:paragraph-count="194" meta:word-count="3346" meta:character-count="20896" meta:non-whitespace-character-count="17660"/>
  </office:meta>
</office:document-meta>
</file>